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fo:language="es" fo:country="MX"/>
    </style:style>
    <style:style style:name="P3" style:family="paragraph" style:parent-style-name="Heading_20_2">
      <style:text-properties fo:language="es" fo:country="MX"/>
    </style:style>
    <style:style style:name="P4" style:family="paragraph" style:parent-style-name="OrgSrcBlock">
      <style:text-properties fo:language="es" fo:country="MX"/>
    </style:style>
    <style:style style:name="P5" style:family="paragraph" style:parent-style-name="OrgSrcBlockLastLine">
      <style:text-properties fo:language="es" fo:country="MX"/>
    </style:style>
    <style:style style:name="P6" style:family="paragraph" style:parent-style-name="Text_20_body">
      <style:text-properties fo:language="es" fo:country="MX"/>
    </style:style>
    <style:style style:name="P7" style:family="paragraph" style:parent-style-name="Text_20_body" style:list-style-name="OrgBulletedList">
      <style:text-properties fo:language="es" fo:country="MX"/>
    </style:style>
    <style:style style:name="T1" style:family="text">
      <style:text-properties fo:language="es" fo:country="MX"/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h text:style-name="P2" text:outline-level="1"><text:bookmark-start text:name="OrgXref.orgebb5fb8"/><text:bookmark text:name="orgebb5fb8"/>Funciones <text:bookmark-end text:name="OrgXref.orgebb5fb8"/></text:h>
      <text:h text:style-name="P3" text:outline-level="2"><text:bookmark-start text:name="OrgXref.org9dcb6b9"/><text:bookmark text:name="org9dcb6b9"/>pago_total <text:bookmark-end text:name="OrgXref.org9dcb6b9"/></text:h>
      <text:p text:style-name="P6">Calcular el pago total multiplicando horas por salario </text:p>
      <text:p text:style-name="P4">DELIMITER %%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FUNCTION</text:span></text:span><text:span text:style-name="T1"> </text:span><text:span text:style-name="OrgSrcFontLockFunctionNameFace"><text:span text:style-name="T1">pago_total</text:span></text:span><text:span text:style-name="OrgSrcRainbowDelimitersDepth1Face"><text:span text:style-name="T1">(</text:span></text:span></text:p>
      <text:p text:style-name="OrgSrcBlock"><text:span text:style-name="T1"><text:s text:c="4"/>horas </text:span><text:span text:style-name="OrgSrcFontLockTypeFace"><text:span text:style-name="T1">INT</text:span></text:span><text:span text:style-name="T1">, </text:span></text:p>
      <text:p text:style-name="OrgSrcBlock"><text:span text:style-name="T1"><text:s text:c="4"/>salario </text:span><text:span text:style-name="OrgSrcFontLockTypeFace"><text:span text:style-name="T1">INT</text:span></text:span></text:p>
      <text:p text:style-name="OrgSrcBlock"><text:span text:style-name="OrgSrcRainbowDelimitersDepth1Face"><text:span text:style-name="T1">)</text:span></text:span></text:p>
      <text:p text:style-name="OrgSrcBlock"><text:span text:style-name="OrgSrcFontLockKeywordFace"><text:span text:style-name="T1">RETURNS</text:span></text:span><text:span text:style-name="T1"> </text:span><text:span text:style-name="OrgSrcFontLockTypeFace"><text:span text:style-name="T1">INT</text:span></text:span><text:span text:style-name="T1"> </text:span><text:span text:style-name="OrgSrcFontLockKeywordFace"><text:span text:style-name="T1">DETERMINISTIC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</text:span><text:span text:style-name="OrgSrcFontLockKeywordFace"><text:span text:style-name="T1">DECLARE</text:span></text:span><text:span text:style-name="T1"> pago </text:span><text:span text:style-name="OrgSrcFontLockTypeFace"><text:span text:style-name="T1">INT</text:span></text:span><text:span text:style-name="T1">;</text:span></text:p>
      <text:p text:style-name="OrgSrcBlock"><text:span text:style-name="T1"><text:s text:c="4"/></text:span><text:span text:style-name="OrgSrcFontLockKeywordFace"><text:span text:style-name="T1">SET</text:span></text:span><text:span text:style-name="T1"> pago = horas * salario;</text:span></text:p>
      <text:p text:style-name="OrgSrcBlock"><text:span text:style-name="T1"><text:s text:c="4"/></text:span><text:span text:style-name="OrgSrcFontLockKeywordFace"><text:span text:style-name="T1">RETURN</text:span></text:span><text:span text:style-name="T1"> pago;</text:span></text:p>
      <text:p text:style-name="OrgSrcBlock"><text:span text:style-name="OrgSrcFontLockKeywordFace"><text:span text:style-name="T1">END</text:span></text:span><text:span text:style-name="T1"> </text:span></text:p>
      <text:p text:style-name="P5">%%</text:p>
      <text:h text:style-name="P3" text:outline-level="2"><text:bookmark-start text:name="OrgXref.orga637c07"/><text:bookmark text:name="orga637c07"/>horas_trabajadas <text:bookmark-end text:name="OrgXref.orga637c07"/></text:h>
      <text:p text:style-name="P6">Obtener el número de horas trabajadas del integrante </text:p>
      <text:p text:style-name="P4">DELIMITER %%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FUNCTION</text:span></text:span><text:span text:style-name="T1"> </text:span><text:span text:style-name="OrgSrcFontLockFunctionNameFace"><text:span text:style-name="T1">horas_trabajadas</text:span></text:span><text:span text:style-name="OrgSrcRainbowDelimitersDepth1Face"><text:span text:style-name="T1">(</text:span></text:span><text:span text:style-name="T1">p_id_integrante </text:span><text:span text:style-name="OrgSrcFontLockTypeFace"><text:span text:style-name="T1">INT</text:span></text:span><text:span text:style-name="OrgSrcRainbowDelimitersDepth1Face"><text:span text:style-name="T1">)</text:span></text:span><text:span text:style-name="T1"> </text:span></text:p>
      <text:p text:style-name="OrgSrcBlock"><text:span text:style-name="OrgSrcFontLockKeywordFace"><text:span text:style-name="T1">RETURNS</text:span></text:span><text:span text:style-name="T1"> </text:span><text:span text:style-name="OrgSrcFontLockTypeFace"><text:span text:style-name="T1">INT</text:span></text:span><text:span text:style-name="T1"> </text:span><text:span text:style-name="OrgSrcFontLockKeywordFace"><text:span text:style-name="T1">DETERMINISTIC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</text:span><text:span text:style-name="OrgSrcFontLockKeywordFace"><text:span text:style-name="T1">DECLARE</text:span></text:span><text:span text:style-name="T1"> total_horas </text:span><text:span text:style-name="OrgSrcFontLockTypeFace"><text:span text:style-name="T1">INT</text:span></text:span><text:span text:style-name="T1">;</text:span></text:p>
      <text:p text:style-name="P4"/>
      <text:p text:style-name="OrgSrcBlock"><text:span text:style-name="T1"><text:s text:c="4"/></text:span><text:span text:style-name="OrgSrcFontLockKeywordFace"><text:span text:style-name="T1">SELECT</text:span></text:span><text:span text:style-name="T1"> </text:span></text:p>
      <text:p text:style-name="OrgSrcBlock"><text:span text:style-name="T1"><text:s text:c="8"/></text:span><text:span text:style-name="OrgSrcFontLockBuiltinFace"><text:span text:style-name="T1">SUM</text:span></text:span><text:span text:style-name="OrgSrcRainbowDelimitersDepth1Face"><text:span text:style-name="T1">(</text:span></text:span><text:span text:style-name="T1">TIMESTAMPDIFF</text:span><text:span text:style-name="OrgSrcRainbowDelimitersDepth2Face"><text:span text:style-name="T1">(</text:span></text:span><text:span text:style-name="OrgSrcFontLockKeywordFace"><text:span text:style-name="T1">hour</text:span></text:span><text:span text:style-name="T1">, control_horario_entrada, control_horario_salida</text:span><text:span text:style-name="OrgSrcRainbowDelimitersDepth2Face"><text:span text:style-name="T1">)</text:span></text:span><text:span text:style-name="OrgSrcRainbowDelimitersDepth1Face"><text:span text:style-name="T1">)</text:span></text:span></text:p>
      <text:p text:style-name="OrgSrcBlock"><text:span text:style-name="T1"><text:s text:c="4"/></text:span><text:span text:style-name="OrgSrcFontLockKeywordFace"><text:span text:style-name="T1">INTO</text:span></text:span><text:span text:style-name="T1"> total_horas</text:span></text:p>
      <text:p text:style-name="OrgSrcBlock"><text:span text:style-name="T1"><text:s text:c="4"/></text:span><text:span text:style-name="OrgSrcFontLockKeywordFace"><text:span text:style-name="T1">FROM</text:span></text:span><text:span text:style-name="T1"> control_horario</text:span></text:p>
      <text:p text:style-name="OrgSrcBlock"><text:span text:style-name="T1"><text:s text:c="4"/></text:span><text:span text:style-name="OrgSrcFontLockKeywordFace"><text:span text:style-name="T1">WHERE</text:span></text:span><text:span text:style-name="T1"> control_horario_salida </text:span><text:span text:style-name="OrgSrcFontLockKeywordFace"><text:span text:style-name="T1">IS</text:span></text:span><text:span text:style-name="T1"> </text:span><text:span text:style-name="OrgSrcFontLockKeywordFace"><text:span text:style-name="T1">NOT</text:span></text:span><text:span text:style-name="T1"> </text:span><text:span text:style-name="OrgSrcFontLockKeywordFace"><text:span text:style-name="T1">NULL</text:span></text:span></text:p>
      <text:p text:style-name="OrgSrcBlock"><text:span text:style-name="T1"><text:s text:c="4"/></text:span><text:span text:style-name="OrgSrcFontLockKeywordFace"><text:span text:style-name="T1">AND</text:span></text:span><text:span text:style-name="T1"> id_integrante = p_id_integrante;</text:span></text:p>
      <text:p text:style-name="P4"/>
      <text:p text:style-name="OrgSrcBlock"><text:span text:style-name="T1"><text:s text:c="4"/></text:span><text:span text:style-name="OrgSrcFontLockKeywordFace"><text:span text:style-name="T1">RETURN</text:span></text:span><text:span text:style-name="T1"> total_horas;</text:span></text:p>
      <text:p text:style-name="OrgSrcBlock"><text:span text:style-name="OrgSrcFontLockKeywordFace"><text:span text:style-name="T1">END</text:span></text:span><text:span text:style-name="T1"> </text:span></text:p>
      <text:p text:style-name="P5">%%</text:p>
      <text:h text:style-name="P3" text:outline-level="2"><text:bookmark-start text:name="OrgXref.orgdb730e1"/><text:bookmark text:name="orgdb730e1"/>convertir_segundos_horas <text:bookmark-end text:name="OrgXref.orgdb730e1"/></text:h>
      <text:p text:style-name="P6">Convertir segundos a horas </text:p>
      <text:p text:style-name="P4">DELIMITER %%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FUNCTION</text:span></text:span><text:span text:style-name="T1"> </text:span><text:span text:style-name="OrgSrcFontLockFunctionNameFace"><text:span text:style-name="T1">convertir_segundos_horas</text:span></text:span><text:span text:style-name="OrgSrcRainbowDelimitersDepth1Face"><text:span text:style-name="T1">(</text:span></text:span></text:p>
      <text:p text:style-name="OrgSrcBlock"><text:span text:style-name="T1"><text:s text:c="4"/>segundos </text:span><text:span text:style-name="OrgSrcFontLockTypeFace"><text:span text:style-name="T1">INT</text:span></text:span></text:p>
      <text:p text:style-name="OrgSrcBlock"><text:span text:style-name="OrgSrcRainbowDelimitersDepth1Face"><text:span text:style-name="T1">)</text:span></text:span></text:p>
      <text:p text:style-name="OrgSrcBlock"><text:span text:style-name="OrgSrcFontLockKeywordFace"><text:span text:style-name="T1">RETURNS</text:span></text:span><text:span text:style-name="T1"> </text:span><text:span text:style-name="OrgSrcFontLockTypeFace"><text:span text:style-name="T1">INT</text:span></text:span><text:span text:style-name="T1"> </text:span><text:span text:style-name="OrgSrcFontLockKeywordFace"><text:span text:style-name="T1">DETERMINISTIC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</text:span><text:span text:style-name="OrgSrcFontLockKeywordFace"><text:span text:style-name="T1">DECLARE</text:span></text:span><text:span text:style-name="T1"> resultado </text:span><text:span text:style-name="OrgSrcFontLockTypeFace"><text:span text:style-name="T1">INT</text:span></text:span><text:span text:style-name="T1">;</text:span></text:p>
      <text:p text:style-name="OrgSrcBlock"><text:span text:style-name="T1"><text:s text:c="4"/></text:span><text:span text:style-name="OrgSrcFontLockKeywordFace"><text:span text:style-name="T1">SET</text:span></text:span><text:span text:style-name="T1"> resultado = FLOOR</text:span><text:span text:style-name="OrgSrcRainbowDelimitersDepth1Face"><text:span text:style-name="T1">(</text:span></text:span><text:span text:style-name="T1">segundos / 3600</text:span><text:span text:style-name="OrgSrcRainbowDelimitersDepth1Face"><text:span text:style-name="T1">)</text:span></text:span><text:span text:style-name="T1">;</text:span></text:p>
      <text:p text:style-name="OrgSrcBlock"><text:span text:style-name="T1"><text:s text:c="4"/></text:span><text:span text:style-name="OrgSrcFontLockKeywordFace"><text:span text:style-name="T1">RETURN</text:span></text:span><text:span text:style-name="T1"> resultado;</text:span></text:p>
      <text:p text:style-name="OrgSrcBlock"><text:span text:style-name="OrgSrcFontLockKeywordFace"><text:span text:style-name="T1">END</text:span></text:span><text:span text:style-name="T1"> </text:span></text:p>
      <text:p text:style-name="P5">%%</text:p>
      <text:h text:style-name="P2" text:outline-level="1"><text:bookmark-start text:name="OrgXref.org74e918f"/><text:bookmark text:name="org74e918f"/><text:soft-page-break/>Procedimientos <text:bookmark-end text:name="OrgXref.org74e918f"/></text:h>
      <text:h text:style-name="P3" text:outline-level="2"><text:bookmark-start text:name="OrgXref.org31fce97"/><text:bookmark text:name="org31fce97"/>costo_total_proyecto <text:bookmark-end text:name="OrgXref.org31fce97"/></text:h>
      <text:p text:style-name="P6">Obtener el costo total del proyecto </text:p>
      <text:p text:style-name="P4">DELIMITER %%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PROCEDURE</text:span></text:span><text:span text:style-name="T1"> </text:span><text:span text:style-name="OrgSrcFontLockFunctionNameFace"><text:span text:style-name="T1">costo_total_proyecto</text:span></text:span><text:span text:style-name="OrgSrcRainbowDelimitersDepth1Face"><text:span text:style-name="T1">()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</text:span><text:span text:style-name="OrgSrcFontLockKeywordFace"><text:span text:style-name="T1">SELECT</text:span></text:span><text:span text:style-name="T1"> </text:span></text:p>
      <text:p text:style-name="OrgSrcBlock"><text:span text:style-name="T1"><text:s text:c="8"/></text:span><text:span text:style-name="OrgSrcFontLockBuiltinFace"><text:span text:style-name="T1">sum</text:span></text:span><text:span text:style-name="OrgSrcRainbowDelimitersDepth1Face"><text:span text:style-name="T1">(</text:span></text:span><text:span text:style-name="T1">pago_total</text:span><text:span text:style-name="OrgSrcRainbowDelimitersDepth2Face"><text:span text:style-name="T1">(</text:span></text:span></text:p>
      <text:p text:style-name="OrgSrcBlock"><text:span text:style-name="T1"><text:s text:c="12"/>horas_trabajadas</text:span><text:span text:style-name="OrgSrcRainbowDelimitersDepth3Face"><text:span text:style-name="T1">(</text:span></text:span><text:span text:style-name="T1">id_integrante</text:span><text:span text:style-name="OrgSrcRainbowDelimitersDepth3Face"><text:span text:style-name="T1">)</text:span></text:span><text:span text:style-name="T1">,</text:span></text:p>
      <text:p text:style-name="P4"><text:s text:c="12"/>integrante_salario</text:p>
      <text:p text:style-name="OrgSrcBlock"><text:span text:style-name="T1"><text:s text:c="8"/></text:span><text:span text:style-name="OrgSrcRainbowDelimitersDepth2Face"><text:span text:style-name="T1">)</text:span></text:span><text:span text:style-name="OrgSrcRainbowDelimitersDepth1Face"><text:span text:style-name="T1">)</text:span></text:span><text:span text:style-name="T1"> </text:span><text:span text:style-name="OrgSrcFontLockKeywordFace"><text:span text:style-name="T1">as</text:span></text:span><text:span text:style-name="T1"> "Costo total proyecto"</text:span></text:p>
      <text:p text:style-name="OrgSrcBlock"><text:span text:style-name="T1"><text:s text:c="4"/></text:span><text:span text:style-name="OrgSrcFontLockKeywordFace"><text:span text:style-name="T1">FROM</text:span></text:span><text:span text:style-name="T1"> integrante;</text:span></text:p>
      <text:p text:style-name="OrgSrcBlock"><text:span text:style-name="OrgSrcFontLockKeywordFace"><text:span text:style-name="T1">END</text:span></text:span></text:p>
      <text:p text:style-name="P5">%%</text:p>
      <text:h text:style-name="P3" text:outline-level="2"><text:bookmark-start text:name="OrgXref.org522000e"/><text:bookmark text:name="org522000e"/>salario_mas_alto_equipo <text:bookmark-end text:name="OrgXref.org522000e"/></text:h>
      <text:p text:style-name="P6">Obtener el salario más alto en el equipo </text:p>
      <text:p text:style-name="P4">DELIMITER %%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PROCEDURE</text:span></text:span><text:span text:style-name="T1"> </text:span><text:span text:style-name="OrgSrcFontLockFunctionNameFace"><text:span text:style-name="T1">salario_mas_alto_equipo</text:span></text:span><text:span text:style-name="OrgSrcRainbowDelimitersDepth1Face"><text:span text:style-name="T1">(</text:span></text:span></text:p>
      <text:p text:style-name="OrgSrcBlock"><text:span text:style-name="T1"><text:s text:c="4"/></text:span><text:span text:style-name="OrgSrcFontLockKeywordFace"><text:span text:style-name="T1">IN</text:span></text:span><text:span text:style-name="T1"> p_id_equipo </text:span><text:span text:style-name="OrgSrcFontLockTypeFace"><text:span text:style-name="T1">INT</text:span></text:span></text:p>
      <text:p text:style-name="OrgSrcBlock"><text:span text:style-name="OrgSrcRainbowDelimitersDepth1Face"><text:span text:style-name="T1">)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</text:span><text:span text:style-name="OrgSrcFontLockKeywordFace"><text:span text:style-name="T1">SELECT</text:span></text:span><text:span text:style-name="T1"> </text:span></text:p>
      <text:p text:style-name="OrgSrcBlock"><text:span text:style-name="T1"><text:s text:c="8"/></text:span><text:span text:style-name="OrgSrcFontLockBuiltinFace"><text:span text:style-name="T1">MAX</text:span></text:span><text:span text:style-name="OrgSrcRainbowDelimitersDepth1Face"><text:span text:style-name="T1">(</text:span></text:span><text:span text:style-name="T1">integrante_salario</text:span><text:span text:style-name="OrgSrcRainbowDelimitersDepth1Face"><text:span text:style-name="T1">)</text:span></text:span><text:span text:style-name="T1"> </text:span></text:p>
      <text:p text:style-name="OrgSrcBlock"><text:span text:style-name="T1"><text:s text:c="4"/></text:span><text:span text:style-name="OrgSrcFontLockKeywordFace"><text:span text:style-name="T1">FROM</text:span></text:span><text:span text:style-name="T1"> integrante</text:span></text:p>
      <text:p text:style-name="OrgSrcBlock"><text:span text:style-name="T1"><text:s text:c="4"/></text:span><text:span text:style-name="OrgSrcFontLockKeywordFace"><text:span text:style-name="T1">WHERE</text:span></text:span><text:span text:style-name="T1"> equipo_id_equipo = p_id_equipo;</text:span></text:p>
      <text:p text:style-name="OrgSrcBlock"><text:span text:style-name="OrgSrcFontLockKeywordFace"><text:span text:style-name="T1">END</text:span></text:span><text:span text:style-name="T1"> </text:span></text:p>
      <text:p text:style-name="P5">%%</text:p>
      <text:h text:style-name="P3" text:outline-level="2"><text:bookmark-start text:name="OrgXref.org9d174ac"/><text:bookmark text:name="org9d174ac"/>salario_mas_bajo_equipo <text:bookmark-end text:name="OrgXref.org9d174ac"/></text:h>
      <text:p text:style-name="P6">Obtener el salario más bajo en el equipo </text:p>
      <text:p text:style-name="P4">DELIMITER %%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PROCEDURE</text:span></text:span><text:span text:style-name="T1"> </text:span><text:span text:style-name="OrgSrcFontLockFunctionNameFace"><text:span text:style-name="T1">salario_mas_bajo_equipo</text:span></text:span><text:span text:style-name="OrgSrcRainbowDelimitersDepth1Face"><text:span text:style-name="T1">(</text:span></text:span></text:p>
      <text:p text:style-name="OrgSrcBlock"><text:span text:style-name="T1"><text:s text:c="4"/></text:span><text:span text:style-name="OrgSrcFontLockKeywordFace"><text:span text:style-name="T1">IN</text:span></text:span><text:span text:style-name="T1"> p_id_equipo </text:span><text:span text:style-name="OrgSrcFontLockTypeFace"><text:span text:style-name="T1">INT</text:span></text:span></text:p>
      <text:p text:style-name="OrgSrcBlock"><text:span text:style-name="OrgSrcRainbowDelimitersDepth1Face"><text:span text:style-name="T1">)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</text:span><text:span text:style-name="OrgSrcFontLockKeywordFace"><text:span text:style-name="T1">SELECT</text:span></text:span><text:span text:style-name="T1"> </text:span></text:p>
      <text:p text:style-name="OrgSrcBlock"><text:span text:style-name="T1"><text:s text:c="8"/></text:span><text:span text:style-name="OrgSrcFontLockBuiltinFace"><text:span text:style-name="T1">MIN</text:span></text:span><text:span text:style-name="OrgSrcRainbowDelimitersDepth1Face"><text:span text:style-name="T1">(</text:span></text:span><text:span text:style-name="T1">integrante_salario</text:span><text:span text:style-name="OrgSrcRainbowDelimitersDepth1Face"><text:span text:style-name="T1">)</text:span></text:span><text:span text:style-name="T1"> </text:span></text:p>
      <text:p text:style-name="OrgSrcBlock"><text:span text:style-name="T1"><text:s text:c="4"/></text:span><text:span text:style-name="OrgSrcFontLockKeywordFace"><text:span text:style-name="T1">FROM</text:span></text:span><text:span text:style-name="T1"> integrante</text:span></text:p>
      <text:p text:style-name="OrgSrcBlock"><text:span text:style-name="T1"><text:s text:c="4"/></text:span><text:span text:style-name="OrgSrcFontLockKeywordFace"><text:span text:style-name="T1">WHERE</text:span></text:span><text:span text:style-name="T1"> equipo_id_equipo = p_id_equipo;</text:span></text:p>
      <text:p text:style-name="OrgSrcBlock"><text:span text:style-name="OrgSrcFontLockKeywordFace"><text:span text:style-name="T1">END</text:span></text:span><text:span text:style-name="T1"> </text:span></text:p>
      <text:p text:style-name="P5">%%</text:p>
      <text:h text:style-name="P3" text:outline-level="2"><text:bookmark-start text:name="OrgXref.org44da73e"/><text:bookmark text:name="org44da73e"/>calcular_promedio_salario <text:bookmark-end text:name="OrgXref.org44da73e"/></text:h>
      <text:p text:style-name="P6">Calcular el promedio de salario utilizando la función AVG </text:p>
      <text:p text:style-name="P4">DELIMITER %%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PROCEDURE</text:span></text:span><text:span text:style-name="T1"> </text:span><text:span text:style-name="OrgSrcFontLockFunctionNameFace"><text:span text:style-name="T1">calcular_promedio_salario</text:span></text:span><text:span text:style-name="OrgSrcRainbowDelimitersDepth1Face"><text:span text:style-name="T1">()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</text:span><text:span text:style-name="OrgSrcFontLockKeywordFace"><text:span text:style-name="T1">SELECT</text:span></text:span><text:span text:style-name="T1"> </text:span><text:span text:style-name="OrgSrcFontLockBuiltinFace"><text:span text:style-name="T1">AVG</text:span></text:span><text:span text:style-name="OrgSrcRainbowDelimitersDepth1Face"><text:span text:style-name="T1">(</text:span></text:span><text:span text:style-name="T1">integrante_salario</text:span><text:span text:style-name="OrgSrcRainbowDelimitersDepth1Face"><text:span text:style-name="T1">)</text:span></text:span><text:span text:style-name="T1"> </text:span></text:p>
      <text:p text:style-name="OrgSrcBlock"><text:soft-page-break/><text:span text:style-name="T1"><text:s text:c="4"/></text:span><text:span text:style-name="OrgSrcFontLockKeywordFace"><text:span text:style-name="T1">FROM</text:span></text:span><text:span text:style-name="T1"> integrante;</text:span></text:p>
      <text:p text:style-name="OrgSrcBlock"><text:span text:style-name="OrgSrcFontLockKeywordFace"><text:span text:style-name="T1">END</text:span></text:span><text:span text:style-name="T1"> </text:span></text:p>
      <text:p text:style-name="P5">%%</text:p>
      <text:h text:style-name="P3" text:outline-level="2"><text:bookmark-start text:name="OrgXref.orgf0c3db4"/><text:bookmark text:name="orgf0c3db4"/>marcar_tarea_completada <text:bookmark-end text:name="OrgXref.orgf0c3db4"/></text:h>
      <text:p text:style-name="P6">Marcar una tarea como completada </text:p>
      <text:p text:style-name="P4">DELIMITER %%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PROCEDURE</text:span></text:span><text:span text:style-name="T1"> </text:span><text:span text:style-name="OrgSrcFontLockFunctionNameFace"><text:span text:style-name="T1">marcar_tarea_completada</text:span></text:span><text:span text:style-name="OrgSrcRainbowDelimitersDepth1Face"><text:span text:style-name="T1">(</text:span></text:span></text:p>
      <text:p text:style-name="OrgSrcBlock"><text:span text:style-name="T1"><text:s text:c="4"/></text:span><text:span text:style-name="OrgSrcFontLockKeywordFace"><text:span text:style-name="T1">IN</text:span></text:span><text:span text:style-name="T1"> p_id_tarea </text:span><text:span text:style-name="OrgSrcFontLockTypeFace"><text:span text:style-name="T1">INT</text:span></text:span></text:p>
      <text:p text:style-name="OrgSrcBlock"><text:span text:style-name="OrgSrcRainbowDelimitersDepth1Face"><text:span text:style-name="T1">)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</text:span><text:span text:style-name="OrgSrcFontLockCommentDelimiterFace"><text:span text:style-name="T1">-- </text:span></text:span><text:span text:style-name="OrgSrcFontLockCommentFace"><text:span text:style-name="T1">Actualizar el estado de la tarea a 'completado'</text:span></text:span></text:p>
      <text:p text:style-name="OrgSrcBlock"><text:span text:style-name="T1"><text:s text:c="4"/></text:span><text:span text:style-name="OrgSrcFontLockKeywordFace"><text:span text:style-name="T1">UPDATE</text:span></text:span><text:span text:style-name="T1"> tarea</text:span></text:p>
      <text:p text:style-name="OrgSrcBlock"><text:span text:style-name="T1"><text:s text:c="4"/></text:span><text:span text:style-name="OrgSrcFontLockKeywordFace"><text:span text:style-name="T1">SET</text:span></text:span><text:span text:style-name="T1"> tarea_status = </text:span><text:span text:style-name="OrgSrcFontLockStringFace"><text:span text:style-name="T1">'COMPLETADO'</text:span></text:span></text:p>
      <text:p text:style-name="OrgSrcBlock"><text:span text:style-name="T1"><text:s text:c="4"/></text:span><text:span text:style-name="OrgSrcFontLockKeywordFace"><text:span text:style-name="T1">WHERE</text:span></text:span><text:span text:style-name="T1"> id_tarea = p_id_tarea;</text:span></text:p>
      <text:p text:style-name="OrgSrcBlock"><text:span text:style-name="OrgSrcFontLockKeywordFace"><text:span text:style-name="T1">END</text:span></text:span><text:span text:style-name="T1"> </text:span></text:p>
      <text:p text:style-name="P5">%%</text:p>
      <text:h text:style-name="P3" text:outline-level="2"><text:bookmark-start text:name="OrgXref.orgd684545"/><text:bookmark text:name="orgd684545"/>marcar_tarea_cancelada <text:bookmark-end text:name="OrgXref.orgd684545"/></text:h>
      <text:p text:style-name="P6">Marcar una tarea como cancelada </text:p>
      <text:p text:style-name="P4">DELIMITER %%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PROCEDURE</text:span></text:span><text:span text:style-name="T1"> </text:span><text:span text:style-name="OrgSrcFontLockFunctionNameFace"><text:span text:style-name="T1">marcar_tarea_cancelada</text:span></text:span><text:span text:style-name="OrgSrcRainbowDelimitersDepth1Face"><text:span text:style-name="T1">(</text:span></text:span></text:p>
      <text:p text:style-name="OrgSrcBlock"><text:span text:style-name="T1"><text:s text:c="4"/></text:span><text:span text:style-name="OrgSrcFontLockKeywordFace"><text:span text:style-name="T1">IN</text:span></text:span><text:span text:style-name="T1"> p_id_tarea </text:span><text:span text:style-name="OrgSrcFontLockTypeFace"><text:span text:style-name="T1">INT</text:span></text:span></text:p>
      <text:p text:style-name="OrgSrcBlock"><text:span text:style-name="OrgSrcRainbowDelimitersDepth1Face"><text:span text:style-name="T1">)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</text:span><text:span text:style-name="OrgSrcFontLockCommentDelimiterFace"><text:span text:style-name="T1">-- </text:span></text:span><text:span text:style-name="OrgSrcFontLockCommentFace"><text:span text:style-name="T1">Actualizar el estado de la tarea a 'cancelado'</text:span></text:span></text:p>
      <text:p text:style-name="OrgSrcBlock"><text:span text:style-name="T1"><text:s text:c="4"/></text:span><text:span text:style-name="OrgSrcFontLockKeywordFace"><text:span text:style-name="T1">UPDATE</text:span></text:span><text:span text:style-name="T1"> tarea</text:span></text:p>
      <text:p text:style-name="OrgSrcBlock"><text:span text:style-name="T1"><text:s text:c="4"/></text:span><text:span text:style-name="OrgSrcFontLockKeywordFace"><text:span text:style-name="T1">SET</text:span></text:span><text:span text:style-name="T1"> tarea_status = </text:span><text:span text:style-name="OrgSrcFontLockStringFace"><text:span text:style-name="T1">'CANCELADO'</text:span></text:span></text:p>
      <text:p text:style-name="OrgSrcBlock"><text:span text:style-name="T1"><text:s text:c="4"/></text:span><text:span text:style-name="OrgSrcFontLockKeywordFace"><text:span text:style-name="T1">WHERE</text:span></text:span><text:span text:style-name="T1"> id_tarea = p_id_tarea;</text:span></text:p>
      <text:p text:style-name="OrgSrcBlock"><text:span text:style-name="OrgSrcFontLockKeywordFace"><text:span text:style-name="T1">END</text:span></text:span><text:span text:style-name="T1"> </text:span></text:p>
      <text:p text:style-name="P5">%%</text:p>
      <text:h text:style-name="P3" text:outline-level="2"><text:bookmark-start text:name="OrgXref.orgab0da74"/><text:bookmark text:name="orgab0da74"/>agregar_prorroga <text:bookmark-end text:name="OrgXref.orgab0da74"/></text:h>
      <text:p text:style-name="P6">Agregar días extras a la duración de una tarea </text:p>
      <text:p text:style-name="P4">DELIMITER %%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PROCEDURE</text:span></text:span><text:span text:style-name="T1"> </text:span><text:span text:style-name="OrgSrcFontLockFunctionNameFace"><text:span text:style-name="T1">agregar_prorroga</text:span></text:span><text:span text:style-name="OrgSrcRainbowDelimitersDepth1Face"><text:span text:style-name="T1">(</text:span></text:span></text:p>
      <text:p text:style-name="OrgSrcBlock"><text:span text:style-name="T1"><text:s text:c="4"/></text:span><text:span text:style-name="OrgSrcFontLockKeywordFace"><text:span text:style-name="T1">IN</text:span></text:span><text:span text:style-name="T1"> p_id_tarea </text:span><text:span text:style-name="OrgSrcFontLockTypeFace"><text:span text:style-name="T1">INT</text:span></text:span><text:span text:style-name="T1">,</text:span></text:p>
      <text:p text:style-name="OrgSrcBlock"><text:span text:style-name="T1"><text:s text:c="4"/></text:span><text:span text:style-name="OrgSrcFontLockKeywordFace"><text:span text:style-name="T1">IN</text:span></text:span><text:span text:style-name="T1"> p_duracion_prorroga </text:span><text:span text:style-name="OrgSrcFontLockTypeFace"><text:span text:style-name="T1">INT</text:span></text:span></text:p>
      <text:p text:style-name="OrgSrcBlock"><text:span text:style-name="OrgSrcRainbowDelimitersDepth1Face"><text:span text:style-name="T1">)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</text:span><text:span text:style-name="OrgSrcFontLockKeywordFace"><text:span text:style-name="T1">DECLARE</text:span></text:span><text:span text:style-name="T1"> v_tarea_duracion_actual </text:span><text:span text:style-name="OrgSrcFontLockTypeFace"><text:span text:style-name="T1">INT</text:span></text:span><text:span text:style-name="T1">;</text:span></text:p>
      <text:p text:style-name="P4"/>
      <text:p text:style-name="OrgSrcBlock"><text:span text:style-name="T1"><text:s text:c="4"/></text:span><text:span text:style-name="OrgSrcFontLockCommentDelimiterFace"><text:span text:style-name="T1">-- </text:span></text:span><text:span text:style-name="OrgSrcFontLockCommentFace"><text:span text:style-name="T1">Obtener la duración actual de la tarea</text:span></text:span></text:p>
      <text:p text:style-name="OrgSrcBlock"><text:span text:style-name="T1"><text:s text:c="4"/></text:span><text:span text:style-name="OrgSrcFontLockKeywordFace"><text:span text:style-name="T1">SELECT</text:span></text:span><text:span text:style-name="T1"> tarea_duracion </text:span></text:p>
      <text:p text:style-name="OrgSrcBlock"><text:span text:style-name="T1"><text:s text:c="4"/></text:span><text:span text:style-name="OrgSrcFontLockKeywordFace"><text:span text:style-name="T1">INTO</text:span></text:span><text:span text:style-name="T1"> v_tarea_duracion_actual</text:span></text:p>
      <text:p text:style-name="OrgSrcBlock"><text:span text:style-name="T1"><text:s text:c="4"/></text:span><text:span text:style-name="OrgSrcFontLockKeywordFace"><text:span text:style-name="T1">FROM</text:span></text:span><text:span text:style-name="T1"> tarea</text:span></text:p>
      <text:p text:style-name="OrgSrcBlock"><text:span text:style-name="T1"><text:s text:c="4"/></text:span><text:span text:style-name="OrgSrcFontLockKeywordFace"><text:span text:style-name="T1">WHERE</text:span></text:span><text:span text:style-name="T1"> id_tarea = p_id_tarea;</text:span></text:p>
      <text:p text:style-name="P4"/>
      <text:p text:style-name="OrgSrcBlock"><text:span text:style-name="T1"><text:s text:c="4"/></text:span><text:span text:style-name="OrgSrcFontLockCommentDelimiterFace"><text:span text:style-name="T1">-- </text:span></text:span><text:span text:style-name="OrgSrcFontLockCommentFace"><text:span text:style-name="T1">Actualizar la duración de la tarea</text:span></text:span></text:p>
      <text:p text:style-name="OrgSrcBlock"><text:span text:style-name="T1"><text:s text:c="4"/></text:span><text:span text:style-name="OrgSrcFontLockKeywordFace"><text:span text:style-name="T1">UPDATE</text:span></text:span><text:span text:style-name="T1"> tarea</text:span></text:p>
      <text:p text:style-name="OrgSrcBlock"><text:span text:style-name="T1"><text:s text:c="4"/></text:span><text:span text:style-name="OrgSrcFontLockKeywordFace"><text:span text:style-name="T1">SET</text:span></text:span><text:span text:style-name="T1"> tarea_duracion = v_tarea_duracion_actual + p_duracion_prorroga</text:span></text:p>
      <text:p text:style-name="OrgSrcBlock"><text:span text:style-name="T1"><text:s text:c="4"/></text:span><text:span text:style-name="OrgSrcFontLockKeywordFace"><text:span text:style-name="T1">WHERE</text:span></text:span><text:span text:style-name="T1"> id_tarea = p_id_tarea;</text:span></text:p>
      <text:p text:style-name="OrgSrcBlock"><text:span text:style-name="OrgSrcFontLockKeywordFace"><text:span text:style-name="T1">END</text:span></text:span><text:span text:style-name="T1"> </text:span></text:p>
      <text:p text:style-name="P5"><text:soft-page-break/>%%</text:p>
      <text:h text:style-name="P3" text:outline-level="2"><text:bookmark-start text:name="OrgXref.org741070c"/><text:bookmark text:name="org741070c"/>control_integrante <text:bookmark-end text:name="OrgXref.org741070c"/></text:h>
      <text:p text:style-name="P6">Marcar la entrada o salida de un integrante </text:p>
      <text:p text:style-name="P4">DELIMITER %%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PROCEDURE</text:span></text:span><text:span text:style-name="T1"> </text:span><text:span text:style-name="OrgSrcFontLockFunctionNameFace"><text:span text:style-name="T1">control_integrante</text:span></text:span><text:span text:style-name="OrgSrcRainbowDelimitersDepth1Face"><text:span text:style-name="T1">(</text:span></text:span></text:p>
      <text:p text:style-name="OrgSrcBlock"><text:span text:style-name="T1"><text:s text:c="4"/></text:span><text:span text:style-name="OrgSrcFontLockKeywordFace"><text:span text:style-name="T1">IN</text:span></text:span><text:span text:style-name="T1"> p_integrante_id </text:span><text:span text:style-name="OrgSrcFontLockTypeFace"><text:span text:style-name="T1">INT</text:span></text:span></text:p>
      <text:p text:style-name="OrgSrcBlock"><text:span text:style-name="OrgSrcRainbowDelimitersDepth1Face"><text:span text:style-name="T1">)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</text:span><text:span text:style-name="OrgSrcFontLockKeywordFace"><text:span text:style-name="T1">DECLARE</text:span></text:span><text:span text:style-name="T1"> v_id_control </text:span><text:span text:style-name="OrgSrcFontLockTypeFace"><text:span text:style-name="T1">INT</text:span></text:span><text:span text:style-name="T1">;</text:span></text:p>
      <text:p text:style-name="P4"/>
      <text:p text:style-name="OrgSrcBlock"><text:span text:style-name="T1"><text:s text:c="4"/></text:span><text:span text:style-name="OrgSrcFontLockCommentDelimiterFace"><text:span text:style-name="T1">-- </text:span></text:span><text:span text:style-name="OrgSrcFontLockCommentFace"><text:span text:style-name="T1">Guardar la última entrada</text:span></text:span></text:p>
      <text:p text:style-name="OrgSrcBlock"><text:span text:style-name="T1"><text:s text:c="4"/></text:span><text:span text:style-name="OrgSrcFontLockKeywordFace"><text:span text:style-name="T1">SELECT</text:span></text:span><text:span text:style-name="T1"> id_control_horario</text:span></text:p>
      <text:p text:style-name="OrgSrcBlock"><text:span text:style-name="T1"><text:s text:c="4"/></text:span><text:span text:style-name="OrgSrcFontLockKeywordFace"><text:span text:style-name="T1">INTO</text:span></text:span><text:span text:style-name="T1"> v_id_control </text:span></text:p>
      <text:p text:style-name="OrgSrcBlock"><text:span text:style-name="T1"><text:s text:c="4"/></text:span><text:span text:style-name="OrgSrcFontLockKeywordFace"><text:span text:style-name="T1">FROM</text:span></text:span><text:span text:style-name="T1"> control_horario</text:span></text:p>
      <text:p text:style-name="OrgSrcBlock"><text:span text:style-name="T1"><text:s text:c="4"/></text:span><text:span text:style-name="OrgSrcFontLockKeywordFace"><text:span text:style-name="T1">WHERE</text:span></text:span><text:span text:style-name="T1"> p_integrante_id = id_integrante</text:span></text:p>
      <text:p text:style-name="OrgSrcBlock"><text:span text:style-name="T1"><text:s text:c="4"/></text:span><text:span text:style-name="OrgSrcFontLockKeywordFace"><text:span text:style-name="T1">AND</text:span></text:span><text:span text:style-name="T1"> control_horario_salida </text:span><text:span text:style-name="OrgSrcFontLockKeywordFace"><text:span text:style-name="T1">IS</text:span></text:span><text:span text:style-name="T1"> </text:span><text:span text:style-name="OrgSrcFontLockKeywordFace"><text:span text:style-name="T1">NULL</text:span></text:span><text:span text:style-name="T1">;</text:span></text:p>
      <text:p text:style-name="P4"/>
      <text:p text:style-name="OrgSrcBlock"><text:span text:style-name="T1"><text:s text:c="4"/>IF v_id_control </text:span><text:span text:style-name="OrgSrcFontLockKeywordFace"><text:span text:style-name="T1">IS</text:span></text:span><text:span text:style-name="T1"> </text:span><text:span text:style-name="OrgSrcFontLockKeywordFace"><text:span text:style-name="T1">NULL</text:span></text:span><text:span text:style-name="T1"> </text:span><text:span text:style-name="OrgSrcFontLockKeywordFace"><text:span text:style-name="T1">THEN</text:span></text:span></text:p>
      <text:p text:style-name="OrgSrcBlock"><text:span text:style-name="T1"><text:s text:c="8"/></text:span><text:span text:style-name="OrgSrcFontLockCommentDelimiterFace"><text:span text:style-name="T1">-- </text:span></text:span><text:span text:style-name="OrgSrcFontLockCommentFace"><text:span text:style-name="T1">Crear un nuevo registro de control horario para la entrada</text:span></text:span></text:p>
      <text:p text:style-name="OrgSrcBlock"><text:span text:style-name="T1"><text:s text:c="8"/></text:span><text:span text:style-name="OrgSrcFontLockKeywordFace"><text:span text:style-name="T1">INSERT</text:span></text:span><text:span text:style-name="T1"> </text:span><text:span text:style-name="OrgSrcFontLockKeywordFace"><text:span text:style-name="T1">INTO</text:span></text:span><text:span text:style-name="T1"> control_horario</text:span><text:span text:style-name="OrgSrcRainbowDelimitersDepth1Face"><text:span text:style-name="T1">(</text:span></text:span></text:p>
      <text:p text:style-name="P4"><text:s text:c="12"/>id_integrante</text:p>
      <text:p text:style-name="OrgSrcBlock"><text:span text:style-name="T1"><text:s text:c="8"/></text:span><text:span text:style-name="OrgSrcRainbowDelimitersDepth1Face"><text:span text:style-name="T1">)</text:span></text:span><text:span text:style-name="T1"> </text:span></text:p>
      <text:p text:style-name="OrgSrcBlock"><text:span text:style-name="T1"><text:s text:c="8"/></text:span><text:span text:style-name="OrgSrcFontLockKeywordFace"><text:span text:style-name="T1">VALUES</text:span></text:span><text:span text:style-name="T1"> </text:span><text:span text:style-name="OrgSrcRainbowDelimitersDepth1Face"><text:span text:style-name="T1">(</text:span></text:span></text:p>
      <text:p text:style-name="P4"><text:s text:c="12"/>p_integrante_id</text:p>
      <text:p text:style-name="OrgSrcBlock"><text:span text:style-name="T1"><text:s text:c="8"/></text:span><text:span text:style-name="OrgSrcRainbowDelimitersDepth1Face"><text:span text:style-name="T1">)</text:span></text:span><text:span text:style-name="T1">;</text:span></text:p>
      <text:p text:style-name="P4"/>
      <text:p text:style-name="OrgSrcBlock"><text:span text:style-name="T1"><text:s text:c="8"/></text:span><text:span text:style-name="OrgSrcFontLockKeywordFace"><text:span text:style-name="T1">SELECT</text:span></text:span><text:span text:style-name="T1"> </text:span><text:span text:style-name="OrgSrcFontLockStringFace"><text:span text:style-name="T1">'creado'</text:span></text:span><text:span text:style-name="T1"> </text:span><text:span text:style-name="OrgSrcFontLockKeywordFace"><text:span text:style-name="T1">AS</text:span></text:span><text:span text:style-name="T1"> mensaje; <text:s text:c="4"/></text:span></text:p>
      <text:p text:style-name="OrgSrcBlock"><text:span text:style-name="T1"><text:s text:c="4"/></text:span><text:span text:style-name="OrgSrcFontLockKeywordFace"><text:span text:style-name="T1">ELSE</text:span></text:span></text:p>
      <text:p text:style-name="OrgSrcBlock"><text:span text:style-name="T1"><text:s text:c="8"/></text:span><text:span text:style-name="OrgSrcFontLockCommentDelimiterFace"><text:span text:style-name="T1">-- </text:span></text:span><text:span text:style-name="OrgSrcFontLockCommentFace"><text:span text:style-name="T1">Actualizar el registro de control horario para la salida</text:span></text:span></text:p>
      <text:p text:style-name="OrgSrcBlock"><text:span text:style-name="T1"><text:s text:c="8"/></text:span><text:span text:style-name="OrgSrcFontLockKeywordFace"><text:span text:style-name="T1">UPDATE</text:span></text:span><text:span text:style-name="T1"> control_horario </text:span></text:p>
      <text:p text:style-name="OrgSrcBlock"><text:span text:style-name="T1"><text:s text:c="8"/></text:span><text:span text:style-name="OrgSrcFontLockKeywordFace"><text:span text:style-name="T1">SET</text:span></text:span><text:span text:style-name="T1"> </text:span></text:p>
      <text:p text:style-name="OrgSrcBlock"><text:span text:style-name="T1"><text:s text:c="12"/>control_horario_salida = </text:span><text:span text:style-name="OrgSrcFontLockBuiltinFace"><text:span text:style-name="T1">CURRENT_TIMESTAMP</text:span></text:span><text:span text:style-name="T1">, </text:span></text:p>
      <text:p text:style-name="P4"><text:s text:c="12"/>id_integrante = p_integrante_id</text:p>
      <text:p text:style-name="OrgSrcBlock"><text:span text:style-name="T1"><text:s text:c="8"/></text:span><text:span text:style-name="OrgSrcFontLockKeywordFace"><text:span text:style-name="T1">WHERE</text:span></text:span><text:span text:style-name="T1"> id_control_horario = v_id_control;</text:span></text:p>
      <text:p text:style-name="P4"/>
      <text:p text:style-name="OrgSrcBlock"><text:span text:style-name="T1"><text:s text:c="8"/></text:span><text:span text:style-name="OrgSrcFontLockKeywordFace"><text:span text:style-name="T1">SELECT</text:span></text:span><text:span text:style-name="T1"> </text:span><text:span text:style-name="OrgSrcFontLockStringFace"><text:span text:style-name="T1">'actualizado'</text:span></text:span><text:span text:style-name="T1"> </text:span><text:span text:style-name="OrgSrcFontLockKeywordFace"><text:span text:style-name="T1">AS</text:span></text:span><text:span text:style-name="T1"> mensaje; <text:s text:c="4"/></text:span></text:p>
      <text:p text:style-name="OrgSrcBlock"><text:span text:style-name="T1"><text:s text:c="4"/></text:span><text:span text:style-name="OrgSrcFontLockKeywordFace"><text:span text:style-name="T1">END</text:span></text:span><text:span text:style-name="T1"> IF;</text:span></text:p>
      <text:p text:style-name="OrgSrcBlock"><text:span text:style-name="OrgSrcFontLockKeywordFace"><text:span text:style-name="T1">END</text:span></text:span></text:p>
      <text:p text:style-name="P5">%%</text:p>
      <text:h text:style-name="P3" text:outline-level="2"><text:bookmark-start text:name="OrgXref.org407598f"/><text:bookmark text:name="org407598f"/>crear_integrante <text:bookmark-end text:name="OrgXref.org407598f"/></text:h>
      <text:p text:style-name="P6">Crear un nuevo integrante en el equipo </text:p>
      <text:p text:style-name="P4"><text:s text:c="2"/>DELIMITER %%</text:p>
      <text:p text:style-name="OrgSrcBlock"><text:span text:style-name="T1"><text:s text:c="2"/></text:span><text:span text:style-name="OrgSrcFontLockKeywordFace"><text:span text:style-name="T1">CREATE</text:span></text:span><text:span text:style-name="T1"> </text:span><text:span text:style-name="OrgSrcFontLockKeywordFace"><text:span text:style-name="T1">PROCEDURE</text:span></text:span><text:span text:style-name="T1"> </text:span><text:span text:style-name="OrgSrcFontLockFunctionNameFace"><text:span text:style-name="T1">crear_integrante</text:span></text:span><text:span text:style-name="OrgSrcRainbowDelimitersDepth1Face"><text:span text:style-name="T1">(</text:span></text:span></text:p>
      <text:p text:style-name="OrgSrcBlock"><text:span text:style-name="T1"><text:s text:c="6"/></text:span><text:span text:style-name="OrgSrcFontLockKeywordFace"><text:span text:style-name="T1">IN</text:span></text:span><text:span text:style-name="T1"> p_nombre </text:span><text:span text:style-name="OrgSrcFontLockTypeFace"><text:span text:style-name="T1">VARCHAR</text:span></text:span><text:span text:style-name="OrgSrcRainbowDelimitersDepth2Face"><text:span text:style-name="T1">(</text:span></text:span><text:span text:style-name="T1">45</text:span><text:span text:style-name="OrgSrcRainbowDelimitersDepth2Face"><text:span text:style-name="T1">)</text:span></text:span><text:span text:style-name="T1">,</text:span></text:p>
      <text:p text:style-name="OrgSrcBlock"><text:span text:style-name="T1"><text:s text:c="6"/></text:span><text:span text:style-name="OrgSrcFontLockKeywordFace"><text:span text:style-name="T1">IN</text:span></text:span><text:span text:style-name="T1"> p_email </text:span><text:span text:style-name="OrgSrcFontLockTypeFace"><text:span text:style-name="T1">VARCHAR</text:span></text:span><text:span text:style-name="OrgSrcRainbowDelimitersDepth2Face"><text:span text:style-name="T1">(</text:span></text:span><text:span text:style-name="T1">45</text:span><text:span text:style-name="OrgSrcRainbowDelimitersDepth2Face"><text:span text:style-name="T1">)</text:span></text:span><text:span text:style-name="T1">,</text:span></text:p>
      <text:p text:style-name="OrgSrcBlock"><text:span text:style-name="T1"><text:s text:c="6"/></text:span><text:span text:style-name="OrgSrcFontLockKeywordFace"><text:span text:style-name="T1">IN</text:span></text:span><text:span text:style-name="T1"> p_salario </text:span><text:span text:style-name="OrgSrcFontLockTypeFace"><text:span text:style-name="T1">INT</text:span></text:span><text:span text:style-name="T1">,</text:span></text:p>
      <text:p text:style-name="OrgSrcBlock"><text:span text:style-name="T1"><text:s text:c="6"/></text:span><text:span text:style-name="OrgSrcFontLockKeywordFace"><text:span text:style-name="T1">IN</text:span></text:span><text:span text:style-name="T1"> p_equipo_id </text:span><text:span text:style-name="OrgSrcFontLockTypeFace"><text:span text:style-name="T1">INT</text:span></text:span></text:p>
      <text:p text:style-name="OrgSrcBlock"><text:span text:style-name="T1"><text:s text:c="2"/></text:span><text:span text:style-name="OrgSrcRainbowDelimitersDepth1Face"><text:span text:style-name="T1">)</text:span></text:span></text:p>
      <text:p text:style-name="OrgSrcBlock"><text:span text:style-name="T1"><text:s text:c="2"/></text:span><text:span text:style-name="OrgSrcFontLockKeywordFace"><text:span text:style-name="T1">BEGIN</text:span></text:span></text:p>
      <text:p text:style-name="OrgSrcBlock"><text:span text:style-name="T1"><text:s text:c="6"/></text:span><text:span text:style-name="OrgSrcFontLockCommentDelimiterFace"><text:span text:style-name="T1">-- </text:span></text:span><text:span text:style-name="OrgSrcFontLockCommentFace"><text:span text:style-name="T1">Insertar un nuevo integrante en la base de datos</text:span></text:span></text:p>
      <text:p text:style-name="OrgSrcBlock"><text:span text:style-name="T1"><text:s text:c="6"/></text:span><text:span text:style-name="OrgSrcFontLockKeywordFace"><text:span text:style-name="T1">INSERT</text:span></text:span><text:span text:style-name="T1"> </text:span><text:span text:style-name="OrgSrcFontLockKeywordFace"><text:span text:style-name="T1">INTO</text:span></text:span><text:span text:style-name="T1"> integrante</text:span><text:span text:style-name="OrgSrcRainbowDelimitersDepth1Face"><text:span text:style-name="T1">(</text:span></text:span></text:p>
      <text:p text:style-name="P4"><text:s text:c="10"/>integrante_nombre,</text:p>
      <text:p text:style-name="P4"><text:s text:c="10"/>integrante_email</text:p>
      <text:p text:style-name="P4"/>
      <text:p text:style-name="P4"><text:soft-page-break/>,</text:p>
      <text:p text:style-name="P4"><text:s text:c="10"/>integrante_salario,</text:p>
      <text:p text:style-name="P4"><text:s text:c="10"/>equipo_id_equipo</text:p>
      <text:p text:style-name="OrgSrcBlock"><text:span text:style-name="T1"><text:s text:c="6"/></text:span><text:span text:style-name="OrgSrcRainbowDelimitersDepth1Face"><text:span text:style-name="T1">)</text:span></text:span></text:p>
      <text:p text:style-name="OrgSrcBlock"><text:span text:style-name="T1"><text:s text:c="6"/></text:span><text:span text:style-name="OrgSrcFontLockKeywordFace"><text:span text:style-name="T1">VALUES</text:span></text:span><text:span text:style-name="T1"> </text:span><text:span text:style-name="OrgSrcRainbowDelimitersDepth1Face"><text:span text:style-name="T1">(</text:span></text:span></text:p>
      <text:p text:style-name="P4"><text:s text:c="10"/>p_nombre,</text:p>
      <text:p text:style-name="P4"><text:s text:c="10"/>p_email,</text:p>
      <text:p text:style-name="P4"><text:s text:c="10"/>p_salario,</text:p>
      <text:p text:style-name="P4"><text:s text:c="10"/>p_equipo_id</text:p>
      <text:p text:style-name="OrgSrcBlock"><text:span text:style-name="T1"><text:s text:c="6"/></text:span><text:span text:style-name="OrgSrcRainbowDelimitersDepth1Face"><text:span text:style-name="T1">)</text:span></text:span><text:span text:style-name="T1">;</text:span></text:p>
      <text:p text:style-name="OrgSrcBlock"><text:span text:style-name="T1"><text:s text:c="2"/></text:span><text:span text:style-name="OrgSrcFontLockKeywordFace"><text:span text:style-name="T1">END</text:span></text:span></text:p>
      <text:p text:style-name="P5"><text:s text:c="2"/>%%</text:p>
      <text:h text:style-name="P3" text:outline-level="2"><text:bookmark-start text:name="OrgXref.orgc1de7e1"/><text:bookmark text:name="orgc1de7e1"/>crear_equipo <text:bookmark-end text:name="OrgXref.orgc1de7e1"/></text:h>
      <text:p text:style-name="P6">Crear un nuevo equipo </text:p>
      <text:p text:style-name="P4">DELIMITER %%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PROCEDURE</text:span></text:span><text:span text:style-name="T1"> </text:span><text:span text:style-name="OrgSrcFontLockFunctionNameFace"><text:span text:style-name="T1">crear_equipo</text:span></text:span><text:span text:style-name="OrgSrcRainbowDelimitersDepth1Face"><text:span text:style-name="T1">(</text:span></text:span></text:p>
      <text:p text:style-name="OrgSrcBlock"><text:span text:style-name="T1"><text:s text:c="4"/></text:span><text:span text:style-name="OrgSrcFontLockKeywordFace"><text:span text:style-name="T1">IN</text:span></text:span><text:span text:style-name="T1"> p_nombre </text:span><text:span text:style-name="OrgSrcFontLockTypeFace"><text:span text:style-name="T1">VARCHAR</text:span></text:span><text:span text:style-name="OrgSrcRainbowDelimitersDepth2Face"><text:span text:style-name="T1">(</text:span></text:span><text:span text:style-name="T1">45</text:span><text:span text:style-name="OrgSrcRainbowDelimitersDepth2Face"><text:span text:style-name="T1">)</text:span></text:span></text:p>
      <text:p text:style-name="OrgSrcBlock"><text:span text:style-name="OrgSrcRainbowDelimitersDepth1Face"><text:span text:style-name="T1">)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</text:span><text:span text:style-name="OrgSrcFontLockCommentDelimiterFace"><text:span text:style-name="T1">-- </text:span></text:span><text:span text:style-name="OrgSrcFontLockCommentFace"><text:span text:style-name="T1">Insertar un nuevo equipo en la base de datos</text:span></text:span></text:p>
      <text:p text:style-name="OrgSrcBlock"><text:span text:style-name="T1"><text:s text:c="4"/></text:span><text:span text:style-name="OrgSrcFontLockKeywordFace"><text:span text:style-name="T1">INSERT</text:span></text:span><text:span text:style-name="T1"> </text:span><text:span text:style-name="OrgSrcFontLockKeywordFace"><text:span text:style-name="T1">INTO</text:span></text:span><text:span text:style-name="T1"> equipo </text:span><text:span text:style-name="OrgSrcRainbowDelimitersDepth1Face"><text:span text:style-name="T1">(</text:span></text:span></text:p>
      <text:p text:style-name="P4"><text:s text:c="8"/>equipo_nombre, </text:p>
      <text:p text:style-name="P4"><text:s text:c="8"/>equipo_estatus</text:p>
      <text:p text:style-name="OrgSrcBlock"><text:span text:style-name="T1"><text:s text:c="4"/></text:span><text:span text:style-name="OrgSrcRainbowDelimitersDepth1Face"><text:span text:style-name="T1">)</text:span></text:span><text:span text:style-name="T1"> </text:span></text:p>
      <text:p text:style-name="OrgSrcBlock"><text:span text:style-name="T1"><text:s text:c="4"/></text:span><text:span text:style-name="OrgSrcFontLockKeywordFace"><text:span text:style-name="T1">VALUES</text:span></text:span><text:span text:style-name="T1"> </text:span><text:span text:style-name="OrgSrcRainbowDelimitersDepth1Face"><text:span text:style-name="T1">(</text:span></text:span></text:p>
      <text:p text:style-name="P4"><text:s text:c="8"/>p_nombre, </text:p>
      <text:p text:style-name="P4"><text:s text:c="8"/>"activo"</text:p>
      <text:p text:style-name="OrgSrcBlock"><text:span text:style-name="T1"><text:s text:c="4"/></text:span><text:span text:style-name="OrgSrcRainbowDelimitersDepth1Face"><text:span text:style-name="T1">)</text:span></text:span><text:span text:style-name="T1">;</text:span></text:p>
      <text:p text:style-name="OrgSrcBlock"><text:span text:style-name="OrgSrcFontLockKeywordFace"><text:span text:style-name="T1">END</text:span></text:span></text:p>
      <text:p text:style-name="P5">%%</text:p>
      <text:h text:style-name="P3" text:outline-level="2"><text:bookmark-start text:name="OrgXref.org0e34aa2"/><text:bookmark text:name="org0e34aa2"/>crear_tarea <text:bookmark-end text:name="OrgXref.org0e34aa2"/></text:h>
      <text:p text:style-name="P6">Crear una nueva tarea </text:p>
      <text:p text:style-name="P4">DELIMITER %%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PROCEDURE</text:span></text:span><text:span text:style-name="T1"> </text:span><text:span text:style-name="OrgSrcFontLockFunctionNameFace"><text:span text:style-name="T1">crear_tarea</text:span></text:span><text:span text:style-name="OrgSrcRainbowDelimitersDepth1Face"><text:span text:style-name="T1">(</text:span></text:span></text:p>
      <text:p text:style-name="OrgSrcBlock"><text:span text:style-name="T1"><text:s text:c="4"/></text:span><text:span text:style-name="OrgSrcFontLockKeywordFace"><text:span text:style-name="T1">IN</text:span></text:span><text:span text:style-name="T1"> p_inicio DATETIME,</text:span></text:p>
      <text:p text:style-name="OrgSrcBlock"><text:span text:style-name="T1"><text:s text:c="4"/></text:span><text:span text:style-name="OrgSrcFontLockKeywordFace"><text:span text:style-name="T1">IN</text:span></text:span><text:span text:style-name="T1"> p_nombre </text:span><text:span text:style-name="OrgSrcFontLockTypeFace"><text:span text:style-name="T1">VARCHAR</text:span></text:span><text:span text:style-name="OrgSrcRainbowDelimitersDepth2Face"><text:span text:style-name="T1">(</text:span></text:span><text:span text:style-name="T1">45</text:span><text:span text:style-name="OrgSrcRainbowDelimitersDepth2Face"><text:span text:style-name="T1">)</text:span></text:span><text:span text:style-name="T1">,</text:span></text:p>
      <text:p text:style-name="OrgSrcBlock"><text:span text:style-name="T1"><text:s text:c="4"/></text:span><text:span text:style-name="OrgSrcFontLockKeywordFace"><text:span text:style-name="T1">IN</text:span></text:span><text:span text:style-name="T1"> p_descripcion </text:span><text:span text:style-name="OrgSrcFontLockTypeFace"><text:span text:style-name="T1">VARCHAR</text:span></text:span><text:span text:style-name="OrgSrcRainbowDelimitersDepth2Face"><text:span text:style-name="T1">(</text:span></text:span><text:span text:style-name="T1">255</text:span><text:span text:style-name="OrgSrcRainbowDelimitersDepth2Face"><text:span text:style-name="T1">)</text:span></text:span><text:span text:style-name="T1">,</text:span></text:p>
      <text:p text:style-name="OrgSrcBlock"><text:span text:style-name="T1"><text:s text:c="4"/></text:span><text:span text:style-name="OrgSrcFontLockKeywordFace"><text:span text:style-name="T1">IN</text:span></text:span><text:span text:style-name="T1"> p_duracion </text:span><text:span text:style-name="OrgSrcFontLockTypeFace"><text:span text:style-name="T1">INT</text:span></text:span></text:p>
      <text:p text:style-name="OrgSrcBlock"><text:span text:style-name="OrgSrcRainbowDelimitersDepth1Face"><text:span text:style-name="T1">)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</text:span><text:span text:style-name="OrgSrcFontLockCommentDelimiterFace"><text:span text:style-name="T1">-- </text:span></text:span><text:span text:style-name="OrgSrcFontLockCommentFace"><text:span text:style-name="T1">Insertar una nueva tarea en la base de datos</text:span></text:span></text:p>
      <text:p text:style-name="OrgSrcBlock"><text:span text:style-name="T1"><text:s text:c="4"/></text:span><text:span text:style-name="OrgSrcFontLockKeywordFace"><text:span text:style-name="T1">INSERT</text:span></text:span><text:span text:style-name="T1"> </text:span><text:span text:style-name="OrgSrcFontLockKeywordFace"><text:span text:style-name="T1">INTO</text:span></text:span><text:span text:style-name="T1"> tarea </text:span><text:span text:style-name="OrgSrcRainbowDelimitersDepth1Face"><text:span text:style-name="T1">(</text:span></text:span></text:p>
      <text:p text:style-name="P4"><text:s text:c="8"/>tarea_inicio,</text:p>
      <text:p text:style-name="P4"><text:s text:c="8"/>tarea_nombre,</text:p>
      <text:p text:style-name="P4"><text:s text:c="8"/>tarea_descripcion,</text:p>
      <text:p text:style-name="P4"><text:s text:c="8"/>tarea_duracion</text:p>
      <text:p text:style-name="OrgSrcBlock"><text:span text:style-name="T1"><text:s text:c="4"/></text:span><text:span text:style-name="OrgSrcRainbowDelimitersDepth1Face"><text:span text:style-name="T1">)</text:span></text:span></text:p>
      <text:p text:style-name="OrgSrcBlock"><text:span text:style-name="T1"><text:s text:c="4"/></text:span><text:span text:style-name="OrgSrcFontLockKeywordFace"><text:span text:style-name="T1">VALUES</text:span></text:span><text:span text:style-name="T1"> </text:span><text:span text:style-name="OrgSrcRainbowDelimitersDepth1Face"><text:span text:style-name="T1">(</text:span></text:span></text:p>
      <text:p text:style-name="P4"><text:s text:c="8"/>p_inicio,</text:p>
      <text:p text:style-name="P4"><text:s text:c="8"/>p_nombre,</text:p>
      <text:p text:style-name="P4"><text:s text:c="8"/>p_descripcion,</text:p>
      <text:p text:style-name="P4"><text:s text:c="8"/>p_duracion</text:p>
      <text:p text:style-name="OrgSrcBlock"><text:span text:style-name="T1"><text:s text:c="4"/></text:span><text:span text:style-name="OrgSrcRainbowDelimitersDepth1Face"><text:span text:style-name="T1">)</text:span></text:span><text:span text:style-name="T1">;</text:span></text:p>
      <text:p text:style-name="OrgSrcBlock"><text:span text:style-name="OrgSrcFontLockKeywordFace"><text:span text:style-name="T1">END</text:span></text:span></text:p>
      <text:p text:style-name="P5"><text:soft-page-break/>%%</text:p>
      <text:h text:style-name="P3" text:outline-level="2"><text:bookmark-start text:name="OrgXref.orgc0aba4d"/><text:bookmark text:name="orgc0aba4d"/>asignar_equipo_tarea <text:bookmark-end text:name="OrgXref.orgc0aba4d"/></text:h>
      <text:p text:style-name="P6">Asignar un equipo a una tarea existente </text:p>
      <text:p text:style-name="P4">DELIMITER %%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PROCEDURE</text:span></text:span><text:span text:style-name="T1"> </text:span><text:span text:style-name="OrgSrcFontLockFunctionNameFace"><text:span text:style-name="T1">asignar_equipo_tarea</text:span></text:span><text:span text:style-name="OrgSrcRainbowDelimitersDepth1Face"><text:span text:style-name="T1">(</text:span></text:span></text:p>
      <text:p text:style-name="OrgSrcBlock"><text:span text:style-name="T1"><text:s text:c="4"/></text:span><text:span text:style-name="OrgSrcFontLockKeywordFace"><text:span text:style-name="T1">IN</text:span></text:span><text:span text:style-name="T1"> p_id_equipo </text:span><text:span text:style-name="OrgSrcFontLockTypeFace"><text:span text:style-name="T1">INT</text:span></text:span><text:span text:style-name="T1">,</text:span></text:p>
      <text:p text:style-name="OrgSrcBlock"><text:span text:style-name="T1"><text:s text:c="4"/></text:span><text:span text:style-name="OrgSrcFontLockKeywordFace"><text:span text:style-name="T1">IN</text:span></text:span><text:span text:style-name="T1"> p_id_tarea </text:span><text:span text:style-name="OrgSrcFontLockTypeFace"><text:span text:style-name="T1">INT</text:span></text:span></text:p>
      <text:p text:style-name="OrgSrcBlock"><text:span text:style-name="OrgSrcRainbowDelimitersDepth1Face"><text:span text:style-name="T1">)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</text:span><text:span text:style-name="OrgSrcFontLockCommentDelimiterFace"><text:span text:style-name="T1">-- </text:span></text:span><text:span text:style-name="OrgSrcFontLockCommentFace"><text:span text:style-name="T1">Actualizar el equipo asignado a la tarea</text:span></text:span></text:p>
      <text:p text:style-name="OrgSrcBlock"><text:span text:style-name="T1"><text:s text:c="4"/></text:span><text:span text:style-name="OrgSrcFontLockKeywordFace"><text:span text:style-name="T1">UPDATE</text:span></text:span><text:span text:style-name="T1"> tarea</text:span></text:p>
      <text:p text:style-name="OrgSrcBlock"><text:span text:style-name="T1"><text:s text:c="4"/></text:span><text:span text:style-name="OrgSrcFontLockKeywordFace"><text:span text:style-name="T1">SET</text:span></text:span><text:span text:style-name="T1"> equipo_id_equipo = p_id_equipo</text:span></text:p>
      <text:p text:style-name="OrgSrcBlock"><text:span text:style-name="T1"><text:s text:c="4"/></text:span><text:span text:style-name="OrgSrcFontLockKeywordFace"><text:span text:style-name="T1">WHERE</text:span></text:span><text:span text:style-name="T1"> id_tarea = p_id_tarea;</text:span></text:p>
      <text:p text:style-name="OrgSrcBlock"><text:span text:style-name="OrgSrcFontLockKeywordFace"><text:span text:style-name="T1">END</text:span></text:span></text:p>
      <text:p text:style-name="P5">%%</text:p>
      <text:h text:style-name="P3" text:outline-level="2"><text:bookmark-start text:name="OrgXref.orgb66953e"/><text:bookmark text:name="orgb66953e"/>asignar_integrante_tarea <text:bookmark-end text:name="OrgXref.orgb66953e"/></text:h>
      <text:p text:style-name="P6">Asignar un integrante a una tarea existente </text:p>
      <text:p text:style-name="P4">DELIMITER %%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PROCEDURE</text:span></text:span><text:span text:style-name="T1"> </text:span><text:span text:style-name="OrgSrcFontLockFunctionNameFace"><text:span text:style-name="T1">asignar_integrante_tarea</text:span></text:span><text:span text:style-name="OrgSrcRainbowDelimitersDepth1Face"><text:span text:style-name="T1">(</text:span></text:span></text:p>
      <text:p text:style-name="OrgSrcBlock"><text:span text:style-name="T1"><text:s text:c="4"/></text:span><text:span text:style-name="OrgSrcFontLockKeywordFace"><text:span text:style-name="T1">IN</text:span></text:span><text:span text:style-name="T1"> p_id_integrante </text:span><text:span text:style-name="OrgSrcFontLockTypeFace"><text:span text:style-name="T1">INT</text:span></text:span><text:span text:style-name="T1">,</text:span></text:p>
      <text:p text:style-name="OrgSrcBlock"><text:span text:style-name="T1"><text:s text:c="4"/></text:span><text:span text:style-name="OrgSrcFontLockKeywordFace"><text:span text:style-name="T1">IN</text:span></text:span><text:span text:style-name="T1"> p_id_tarea </text:span><text:span text:style-name="OrgSrcFontLockTypeFace"><text:span text:style-name="T1">INT</text:span></text:span></text:p>
      <text:p text:style-name="OrgSrcBlock"><text:span text:style-name="OrgSrcRainbowDelimitersDepth1Face"><text:span text:style-name="T1">)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</text:span><text:span text:style-name="OrgSrcFontLockKeywordFace"><text:span text:style-name="T1">DECLARE</text:span></text:span><text:span text:style-name="T1"> v_id_equipo </text:span><text:span text:style-name="OrgSrcFontLockTypeFace"><text:span text:style-name="T1">INT</text:span></text:span><text:span text:style-name="T1">;</text:span></text:p>
      <text:p text:style-name="OrgSrcBlock"><text:span text:style-name="T1"><text:s text:c="4"/></text:span><text:span text:style-name="OrgSrcFontLockKeywordFace"><text:span text:style-name="T1">DECLARE</text:span></text:span><text:span text:style-name="T1"> v_id_equipo_integrante </text:span><text:span text:style-name="OrgSrcFontLockTypeFace"><text:span text:style-name="T1">INT</text:span></text:span><text:span text:style-name="T1">;</text:span></text:p>
      <text:p text:style-name="P4"/>
      <text:p text:style-name="OrgSrcBlock"><text:span text:style-name="T1"><text:s text:c="4"/></text:span><text:span text:style-name="OrgSrcFontLockCommentDelimiterFace"><text:span text:style-name="T1">-- </text:span></text:span><text:span text:style-name="OrgSrcFontLockCommentFace"><text:span text:style-name="T1">Obtener el equipo al que pertenece la tarea</text:span></text:span></text:p>
      <text:p text:style-name="OrgSrcBlock"><text:span text:style-name="T1"><text:s text:c="4"/></text:span><text:span text:style-name="OrgSrcFontLockKeywordFace"><text:span text:style-name="T1">SELECT</text:span></text:span><text:span text:style-name="T1"> equipo_id_equipo </text:span><text:span text:style-name="OrgSrcFontLockKeywordFace"><text:span text:style-name="T1">INTO</text:span></text:span><text:span text:style-name="T1"> v_id_equipo</text:span></text:p>
      <text:p text:style-name="OrgSrcBlock"><text:span text:style-name="T1"><text:s text:c="4"/></text:span><text:span text:style-name="OrgSrcFontLockKeywordFace"><text:span text:style-name="T1">FROM</text:span></text:span><text:span text:style-name="T1"> tarea</text:span></text:p>
      <text:p text:style-name="OrgSrcBlock"><text:span text:style-name="T1"><text:s text:c="4"/></text:span><text:span text:style-name="OrgSrcFontLockKeywordFace"><text:span text:style-name="T1">WHERE</text:span></text:span><text:span text:style-name="T1"> id_tarea = p_id_tarea;</text:span></text:p>
      <text:p text:style-name="P4"/>
      <text:p text:style-name="OrgSrcBlock"><text:span text:style-name="T1"><text:s text:c="4"/></text:span><text:span text:style-name="OrgSrcFontLockCommentDelimiterFace"><text:span text:style-name="T1">-- </text:span></text:span><text:span text:style-name="OrgSrcFontLockCommentFace"><text:span text:style-name="T1">Obtener el equipo al que pertenece el integrante</text:span></text:span></text:p>
      <text:p text:style-name="OrgSrcBlock"><text:span text:style-name="T1"><text:s text:c="4"/></text:span><text:span text:style-name="OrgSrcFontLockKeywordFace"><text:span text:style-name="T1">SELECT</text:span></text:span><text:span text:style-name="T1"> equipo_id_equipo </text:span><text:span text:style-name="OrgSrcFontLockKeywordFace"><text:span text:style-name="T1">INTO</text:span></text:span><text:span text:style-name="T1"> v_id_equipo_integrante</text:span></text:p>
      <text:p text:style-name="OrgSrcBlock"><text:span text:style-name="T1"><text:s text:c="4"/></text:span><text:span text:style-name="OrgSrcFontLockKeywordFace"><text:span text:style-name="T1">FROM</text:span></text:span><text:span text:style-name="T1"> integrante</text:span></text:p>
      <text:p text:style-name="OrgSrcBlock"><text:span text:style-name="T1"><text:s text:c="4"/></text:span><text:span text:style-name="OrgSrcFontLockKeywordFace"><text:span text:style-name="T1">WHERE</text:span></text:span><text:span text:style-name="T1"> id_integrante = p_id_integrante;</text:span></text:p>
      <text:p text:style-name="P4"/>
      <text:p text:style-name="OrgSrcBlock"><text:span text:style-name="T1"><text:s text:c="4"/></text:span><text:span text:style-name="OrgSrcFontLockCommentDelimiterFace"><text:span text:style-name="T1">-- </text:span></text:span><text:span text:style-name="OrgSrcFontLockCommentFace"><text:span text:style-name="T1">Verificar si el integrante pertenece al equipo de la tarea</text:span></text:span></text:p>
      <text:p text:style-name="OrgSrcBlock"><text:span text:style-name="T1"><text:s text:c="4"/>IF v_id_equipo = v_id_equipo_integrante </text:span><text:span text:style-name="OrgSrcFontLockKeywordFace"><text:span text:style-name="T1">THEN</text:span></text:span></text:p>
      <text:p text:style-name="OrgSrcBlock"><text:span text:style-name="T1"><text:s text:c="8"/></text:span><text:span text:style-name="OrgSrcFontLockCommentDelimiterFace"><text:span text:style-name="T1">-- </text:span></text:span><text:span text:style-name="OrgSrcFontLockCommentFace"><text:span text:style-name="T1">Asignar la tarea al integrante</text:span></text:span></text:p>
      <text:p text:style-name="OrgSrcBlock"><text:span text:style-name="T1"><text:s text:c="8"/></text:span><text:span text:style-name="OrgSrcFontLockKeywordFace"><text:span text:style-name="T1">UPDATE</text:span></text:span><text:span text:style-name="T1"> </text:span></text:p>
      <text:p text:style-name="P4"><text:s text:c="12"/>tarea</text:p>
      <text:p text:style-name="OrgSrcBlock"><text:span text:style-name="T1"><text:s text:c="8"/></text:span><text:span text:style-name="OrgSrcFontLockKeywordFace"><text:span text:style-name="T1">SET</text:span></text:span><text:span text:style-name="T1"> </text:span></text:p>
      <text:p text:style-name="P4"><text:s text:c="12"/>integrante_id_integrante = p_id_integrante,</text:p>
      <text:p text:style-name="OrgSrcBlock"><text:span text:style-name="T1"><text:s text:c="12"/>tarea_status = </text:span><text:span text:style-name="OrgSrcFontLockStringFace"><text:span text:style-name="T1">'PENDIENTE'</text:span></text:span></text:p>
      <text:p text:style-name="OrgSrcBlock"><text:span text:style-name="T1"><text:s text:c="8"/></text:span><text:span text:style-name="OrgSrcFontLockKeywordFace"><text:span text:style-name="T1">WHERE</text:span></text:span><text:span text:style-name="T1"> </text:span></text:p>
      <text:p text:style-name="P4"><text:s text:c="12"/>id_tarea = p_id_tarea;</text:p>
      <text:p text:style-name="P4"/>
      <text:p text:style-name="OrgSrcBlock"><text:span text:style-name="T1"><text:s text:c="8"/></text:span><text:span text:style-name="OrgSrcFontLockKeywordFace"><text:span text:style-name="T1">SELECT</text:span></text:span><text:span text:style-name="T1"> </text:span><text:span text:style-name="OrgSrcFontLockStringFace"><text:span text:style-name="T1">'Tarea asignada correctamente'</text:span></text:span><text:span text:style-name="T1"> </text:span><text:span text:style-name="OrgSrcFontLockKeywordFace"><text:span text:style-name="T1">AS</text:span></text:span><text:span text:style-name="T1"> mensaje; <text:s text:c="7"/></text:span></text:p>
      <text:p text:style-name="OrgSrcBlock"><text:span text:style-name="T1"><text:s text:c="4"/></text:span><text:span text:style-name="OrgSrcFontLockKeywordFace"><text:span text:style-name="T1">ELSE</text:span></text:span></text:p>
      <text:p text:style-name="OrgSrcBlock"><text:span text:style-name="T1"><text:s text:c="8"/></text:span><text:span text:style-name="OrgSrcFontLockKeywordFace"><text:span text:style-name="T1">SELECT</text:span></text:span><text:span text:style-name="T1"> </text:span><text:span text:style-name="OrgSrcFontLockStringFace"><text:span text:style-name="T1">'El integrante no pertenece al equipo de la tarea'</text:span></text:span><text:span text:style-name="T1"> </text:span><text:span text:style-name="OrgSrcFontLockKeywordFace"><text:span text:style-name="T1">AS</text:span></text:span><text:span text:style-name="T1"> mensaje;</text:span></text:p>
      <text:p text:style-name="OrgSrcBlock"><text:span text:style-name="T1"><text:s text:c="4"/></text:span><text:span text:style-name="OrgSrcFontLockKeywordFace"><text:span text:style-name="T1">END</text:span></text:span><text:span text:style-name="T1"> IF;</text:span></text:p>
      <text:p text:style-name="OrgSrcBlock"><text:span text:style-name="OrgSrcFontLockKeywordFace"><text:span text:style-name="T1">END</text:span></text:span></text:p>
      <text:p text:style-name="P5">%%</text:p>
      <text:h text:style-name="P2" text:outline-level="1"><text:bookmark-start text:name="OrgXref.org1df7537"/><text:bookmark text:name="org1df7537"/><text:soft-page-break/>Triggers <text:bookmark-end text:name="OrgXref.org1df7537"/></text:h>
      <text:h text:style-name="P3" text:outline-level="2"><text:bookmark-start text:name="OrgXref.orge362268"/><text:bookmark text:name="orge362268"/>after_update_tarea <text:bookmark-end text:name="OrgXref.orge362268"/></text:h>
      <text:p text:style-name="P6">Agrega la marca de tiempo de la entrada de un integrante después de actualizar una tarea. </text:p>
      <text:list xml:id="list3383850810" text:style-name="OrgBulletedList">
        <text:list-item>
          <text:p text:style-name="P7">Autor: [Nombre del Autor] </text:p>
        </text:list-item>
      </text:list>
      <text:p text:style-name="P4">DELIMITER %%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TRIGGER</text:span></text:span><text:span text:style-name="T1"> </text:span><text:span text:style-name="OrgSrcFontLockFunctionNameFace"><text:span text:style-name="T1">after_update_tarea</text:span></text:span></text:p>
      <text:p text:style-name="OrgSrcBlock"><text:span text:style-name="OrgSrcFontLockKeywordFace"><text:span text:style-name="T1">AFTER</text:span></text:span><text:span text:style-name="T1"> </text:span><text:span text:style-name="OrgSrcFontLockKeywordFace"><text:span text:style-name="T1">UPDATE</text:span></text:span><text:span text:style-name="T1"> </text:span><text:span text:style-name="OrgSrcFontLockKeywordFace"><text:span text:style-name="T1">ON</text:span></text:span><text:span text:style-name="T1"> mydb.tarea</text:span></text:p>
      <text:p text:style-name="OrgSrcBlock"><text:span text:style-name="OrgSrcFontLockKeywordFace"><text:span text:style-name="T1">FOR</text:span></text:span><text:span text:style-name="T1"> </text:span><text:span text:style-name="OrgSrcFontLockKeywordFace"><text:span text:style-name="T1">EACH</text:span></text:span><text:span text:style-name="T1"> </text:span><text:span text:style-name="OrgSrcFontLockTypeFace"><text:span text:style-name="T1">ROW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IF </text:span><text:span text:style-name="OrgSrcFontLockKeywordFace"><text:span text:style-name="T1">NEW</text:span></text:span><text:span text:style-name="T1">.tarea_status = </text:span><text:span text:style-name="OrgSrcFontLockStringFace"><text:span text:style-name="T1">'COMPLETADO'</text:span></text:span><text:span text:style-name="T1"> </text:span><text:span text:style-name="OrgSrcFontLockKeywordFace"><text:span text:style-name="T1">THEN</text:span></text:span></text:p>
      <text:p text:style-name="OrgSrcBlock"><text:span text:style-name="T1"><text:s text:c="8"/></text:span><text:span text:style-name="OrgSrcFontLockKeywordFace"><text:span text:style-name="T1">INSERT</text:span></text:span><text:span text:style-name="T1"> </text:span><text:span text:style-name="OrgSrcFontLockKeywordFace"><text:span text:style-name="T1">INTO</text:span></text:span><text:span text:style-name="T1"> tarea_completada </text:span><text:span text:style-name="OrgSrcRainbowDelimitersDepth1Face"><text:span text:style-name="T1">(</text:span></text:span></text:p>
      <text:p text:style-name="P4"><text:s text:c="12"/>tarea_completada_marca, </text:p>
      <text:p text:style-name="P4"><text:s text:c="12"/>tarea_id_tarea</text:p>
      <text:p text:style-name="OrgSrcBlock"><text:span text:style-name="T1"><text:s text:c="8"/></text:span><text:span text:style-name="OrgSrcRainbowDelimitersDepth1Face"><text:span text:style-name="T1">)</text:span></text:span></text:p>
      <text:p text:style-name="OrgSrcBlock"><text:span text:style-name="T1"><text:s text:c="8"/></text:span><text:span text:style-name="OrgSrcFontLockKeywordFace"><text:span text:style-name="T1">VALUES</text:span></text:span><text:span text:style-name="T1"> </text:span><text:span text:style-name="OrgSrcRainbowDelimitersDepth1Face"><text:span text:style-name="T1">(</text:span></text:span></text:p>
      <text:p text:style-name="OrgSrcBlock"><text:span text:style-name="T1"><text:s text:c="12"/></text:span><text:span text:style-name="OrgSrcFontLockBuiltinFace"><text:span text:style-name="T1">CURRENT_TIMESTAMP</text:span></text:span><text:span text:style-name="OrgSrcRainbowDelimitersDepth2Face"><text:span text:style-name="T1">()</text:span></text:span><text:span text:style-name="T1">, </text:span></text:p>
      <text:p text:style-name="OrgSrcBlock"><text:span text:style-name="T1"><text:s text:c="12"/></text:span><text:span text:style-name="OrgSrcFontLockKeywordFace"><text:span text:style-name="T1">NEW</text:span></text:span><text:span text:style-name="T1">.id_tarea</text:span></text:p>
      <text:p text:style-name="OrgSrcBlock"><text:span text:style-name="T1"><text:s text:c="8"/></text:span><text:span text:style-name="OrgSrcRainbowDelimitersDepth1Face"><text:span text:style-name="T1">)</text:span></text:span><text:span text:style-name="T1">;</text:span></text:p>
      <text:p text:style-name="OrgSrcBlock"><text:span text:style-name="T1"><text:s text:c="4"/></text:span><text:span text:style-name="OrgSrcFontLockKeywordFace"><text:span text:style-name="T1">END</text:span></text:span><text:span text:style-name="T1"> IF;</text:span></text:p>
      <text:p text:style-name="OrgSrcBlock"><text:span text:style-name="OrgSrcFontLockKeywordFace"><text:span text:style-name="T1">END</text:span></text:span><text:span text:style-name="T1"> </text:span></text:p>
      <text:p text:style-name="P5">%%</text:p>
      <text:h text:style-name="P3" text:outline-level="2"><text:bookmark-start text:name="OrgXref.orgff83e55"/><text:bookmark text:name="orgff83e55"/>before_update_duracion_tarea <text:bookmark-end text:name="OrgXref.orgff83e55"/></text:h>
      <text:p text:style-name="P6">Agrega el tiempo de prorroga que se agrego a la tarea antes de actualizar la duración. </text:p>
      <text:list xml:id="list185839186125807" text:style-name="OrgBulletedList">
        <text:list-item>
          <text:p text:style-name="P7">Autor: Luis Eduardo Galindo Amaya </text:p>
        </text:list-item>
      </text:list>
      <text:p text:style-name="P4">DELIMITER %%</text:p>
      <text:p text:style-name="OrgSrcBlock"><text:span text:style-name="OrgSrcFontLockKeywordFace"><text:span text:style-name="T1">DROP</text:span></text:span><text:span text:style-name="T1"> </text:span><text:span text:style-name="OrgSrcFontLockKeywordFace"><text:span text:style-name="T1">TRIGGER</text:span></text:span><text:span text:style-name="T1"> </text:span><text:span text:style-name="OrgSrcFontLockFunctionNameFace"><text:span text:style-name="T1">IF</text:span></text:span><text:span text:style-name="T1"> </text:span><text:span text:style-name="OrgSrcFontLockKeywordFace"><text:span text:style-name="T1">EXISTS</text:span></text:span><text:span text:style-name="T1"> before_update_duracion_tarea %%</text:span>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TRIGGER</text:span></text:span><text:span text:style-name="T1"> </text:span><text:span text:style-name="OrgSrcFontLockFunctionNameFace"><text:span text:style-name="T1">before_update_duracion_tarea</text:span></text:span></text:p>
      <text:p text:style-name="OrgSrcBlock"><text:span text:style-name="OrgSrcFontLockKeywordFace"><text:span text:style-name="T1">BEFORE</text:span></text:span><text:span text:style-name="T1"> </text:span><text:span text:style-name="OrgSrcFontLockKeywordFace"><text:span text:style-name="T1">UPDATE</text:span></text:span><text:span text:style-name="T1"> </text:span><text:span text:style-name="OrgSrcFontLockKeywordFace"><text:span text:style-name="T1">ON</text:span></text:span><text:span text:style-name="T1"> tarea</text:span></text:p>
      <text:p text:style-name="OrgSrcBlock"><text:span text:style-name="OrgSrcFontLockKeywordFace"><text:span text:style-name="T1">FOR</text:span></text:span><text:span text:style-name="T1"> </text:span><text:span text:style-name="OrgSrcFontLockKeywordFace"><text:span text:style-name="T1">EACH</text:span></text:span><text:span text:style-name="T1"> </text:span><text:span text:style-name="OrgSrcFontLockTypeFace"><text:span text:style-name="T1">ROW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IF </text:span><text:span text:style-name="OrgSrcFontLockKeywordFace"><text:span text:style-name="T1">NEW</text:span></text:span><text:span text:style-name="T1">.tarea_duracion != </text:span><text:span text:style-name="OrgSrcFontLockKeywordFace"><text:span text:style-name="T1">OLD</text:span></text:span><text:span text:style-name="T1">.tarea_duracion </text:span><text:span text:style-name="OrgSrcFontLockKeywordFace"><text:span text:style-name="T1">THEN</text:span></text:span></text:p>
      <text:p text:style-name="OrgSrcBlock"><text:span text:style-name="T1"><text:s text:c="8"/></text:span><text:span text:style-name="OrgSrcFontLockKeywordFace"><text:span text:style-name="T1">INSERT</text:span></text:span><text:span text:style-name="T1"> </text:span><text:span text:style-name="OrgSrcFontLockKeywordFace"><text:span text:style-name="T1">INTO</text:span></text:span><text:span text:style-name="T1"> historial_prorroga </text:span><text:span text:style-name="OrgSrcRainbowDelimitersDepth1Face"><text:span text:style-name="T1">(</text:span></text:span></text:p>
      <text:p text:style-name="P4"><text:s text:c="12"/>tarea_id_tarea,</text:p>
      <text:p text:style-name="P4"><text:s text:c="12"/>historial_prorroga_duracion</text:p>
      <text:p text:style-name="OrgSrcBlock"><text:span text:style-name="T1"><text:s text:c="8"/></text:span><text:span text:style-name="OrgSrcRainbowDelimitersDepth1Face"><text:span text:style-name="T1">)</text:span></text:span></text:p>
      <text:p text:style-name="OrgSrcBlock"><text:span text:style-name="T1"><text:s text:c="8"/></text:span><text:span text:style-name="OrgSrcFontLockKeywordFace"><text:span text:style-name="T1">VALUES</text:span></text:span><text:span text:style-name="T1"> </text:span><text:span text:style-name="OrgSrcRainbowDelimitersDepth1Face"><text:span text:style-name="T1">(</text:span></text:span></text:p>
      <text:p text:style-name="OrgSrcBlock"><text:span text:style-name="T1"><text:s text:c="12"/></text:span><text:span text:style-name="OrgSrcFontLockKeywordFace"><text:span text:style-name="T1">NEW</text:span></text:span><text:span text:style-name="T1">.id_tarea,</text:span></text:p>
      <text:p text:style-name="OrgSrcBlock"><text:span text:style-name="T1"><text:s text:c="12"/></text:span><text:span text:style-name="OrgSrcFontLockKeywordFace"><text:span text:style-name="T1">NEW</text:span></text:span><text:span text:style-name="T1">.tarea_duracion - </text:span><text:span text:style-name="OrgSrcFontLockKeywordFace"><text:span text:style-name="T1">OLD</text:span></text:span><text:span text:style-name="T1">.tarea_duracion</text:span></text:p>
      <text:p text:style-name="OrgSrcBlock"><text:span text:style-name="T1"><text:s text:c="8"/></text:span><text:span text:style-name="OrgSrcRainbowDelimitersDepth1Face"><text:span text:style-name="T1">)</text:span></text:span><text:span text:style-name="T1">;</text:span></text:p>
      <text:p text:style-name="OrgSrcBlock"><text:span text:style-name="T1"><text:s text:c="4"/></text:span><text:span text:style-name="OrgSrcFontLockKeywordFace"><text:span text:style-name="T1">END</text:span></text:span><text:span text:style-name="T1"> IF;</text:span></text:p>
      <text:p text:style-name="OrgSrcBlock"><text:span text:style-name="OrgSrcFontLockKeywordFace"><text:span text:style-name="T1">END</text:span></text:span><text:span text:style-name="T1"> </text:span></text:p>
      <text:p text:style-name="P5">%%</text:p>
      <text:h text:style-name="P3" text:outline-level="2"><text:bookmark-start text:name="OrgXref.org41207b3"/><text:bookmark text:name="org41207b3"/>after_update_salario <text:bookmark-end text:name="OrgXref.org41207b3"/></text:h>
      <text:p text:style-name="P6">Agrega el salario nuevo al historial después de actualizar el salario de un integrante. </text:p>
      <text:list xml:id="list185839128971783" text:style-name="OrgBulletedList">
        <text:list-item>
          <text:p text:style-name="P7">Autor: Luis Eduardo Galindo Amaya </text:p>
        </text:list-item>
      </text:list>
      <text:p text:style-name="P4">DELIMITER %%</text:p>
      <text:p text:style-name="OrgSrcBlock"><text:span text:style-name="OrgSrcFontLockKeywordFace"><text:span text:style-name="T1">DROP</text:span></text:span><text:span text:style-name="T1"> </text:span><text:span text:style-name="OrgSrcFontLockKeywordFace"><text:span text:style-name="T1">TRIGGER</text:span></text:span><text:span text:style-name="T1"> </text:span><text:span text:style-name="OrgSrcFontLockFunctionNameFace"><text:span text:style-name="T1">IF</text:span></text:span><text:span text:style-name="T1"> </text:span><text:span text:style-name="OrgSrcFontLockKeywordFace"><text:span text:style-name="T1">EXISTS</text:span></text:span><text:span text:style-name="T1"> after_update_salario %%</text:span>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TRIGGER</text:span></text:span><text:span text:style-name="T1"> </text:span><text:span text:style-name="OrgSrcFontLockFunctionNameFace"><text:span text:style-name="T1">after_update_salario</text:span></text:span></text:p>
      <text:p text:style-name="OrgSrcBlock"><text:soft-page-break/><text:span text:style-name="OrgSrcFontLockKeywordFace"><text:span text:style-name="T1">AFTER</text:span></text:span><text:span text:style-name="T1"> </text:span><text:span text:style-name="OrgSrcFontLockKeywordFace"><text:span text:style-name="T1">UPDATE</text:span></text:span><text:span text:style-name="T1"> </text:span><text:span text:style-name="OrgSrcFontLockKeywordFace"><text:span text:style-name="T1">ON</text:span></text:span><text:span text:style-name="T1"> integrante</text:span></text:p>
      <text:p text:style-name="OrgSrcBlock"><text:span text:style-name="OrgSrcFontLockKeywordFace"><text:span text:style-name="T1">FOR</text:span></text:span><text:span text:style-name="T1"> </text:span><text:span text:style-name="OrgSrcFontLockKeywordFace"><text:span text:style-name="T1">EACH</text:span></text:span><text:span text:style-name="T1"> </text:span><text:span text:style-name="OrgSrcFontLockTypeFace"><text:span text:style-name="T1">ROW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IF </text:span><text:span text:style-name="OrgSrcFontLockKeywordFace"><text:span text:style-name="T1">NEW</text:span></text:span><text:span text:style-name="T1">.integrante_salario != </text:span><text:span text:style-name="OrgSrcFontLockKeywordFace"><text:span text:style-name="T1">OLD</text:span></text:span><text:span text:style-name="T1">.integrante_salario </text:span><text:span text:style-name="OrgSrcFontLockKeywordFace"><text:span text:style-name="T1">THEN</text:span></text:span></text:p>
      <text:p text:style-name="OrgSrcBlock"><text:span text:style-name="T1"><text:s text:c="8"/></text:span><text:span text:style-name="OrgSrcFontLockKeywordFace"><text:span text:style-name="T1">INSERT</text:span></text:span><text:span text:style-name="T1"> </text:span><text:span text:style-name="OrgSrcFontLockKeywordFace"><text:span text:style-name="T1">INTO</text:span></text:span><text:span text:style-name="T1"> historial_salario </text:span><text:span text:style-name="OrgSrcRainbowDelimitersDepth1Face"><text:span text:style-name="T1">(</text:span></text:span></text:p>
      <text:p text:style-name="P4"><text:s text:c="12"/>historial_salario_anterior, </text:p>
      <text:p text:style-name="P4"><text:s text:c="12"/>historial_salario_siguiente, </text:p>
      <text:p text:style-name="P4"><text:s text:c="12"/>id_integrante</text:p>
      <text:p text:style-name="OrgSrcBlock"><text:span text:style-name="T1"><text:s text:c="8"/></text:span><text:span text:style-name="OrgSrcRainbowDelimitersDepth1Face"><text:span text:style-name="T1">)</text:span></text:span></text:p>
      <text:p text:style-name="OrgSrcBlock"><text:span text:style-name="T1"><text:s text:c="8"/></text:span><text:span text:style-name="OrgSrcFontLockKeywordFace"><text:span text:style-name="T1">VALUES</text:span></text:span><text:span text:style-name="T1"> </text:span><text:span text:style-name="OrgSrcRainbowDelimitersDepth1Face"><text:span text:style-name="T1">(</text:span></text:span></text:p>
      <text:p text:style-name="OrgSrcBlock"><text:span text:style-name="T1"><text:s text:c="12"/></text:span><text:span text:style-name="OrgSrcFontLockKeywordFace"><text:span text:style-name="T1">OLD</text:span></text:span><text:span text:style-name="T1">.integrante_salario,</text:span></text:p>
      <text:p text:style-name="OrgSrcBlock"><text:span text:style-name="T1"><text:s text:c="12"/></text:span><text:span text:style-name="OrgSrcFontLockKeywordFace"><text:span text:style-name="T1">NEW</text:span></text:span><text:span text:style-name="T1">.integrante_salario,</text:span></text:p>
      <text:p text:style-name="OrgSrcBlock"><text:span text:style-name="T1"><text:s text:c="12"/></text:span><text:span text:style-name="OrgSrcFontLockKeywordFace"><text:span text:style-name="T1">NEW</text:span></text:span><text:span text:style-name="T1">.id_integrante</text:span></text:p>
      <text:p text:style-name="OrgSrcBlock"><text:span text:style-name="T1"><text:s text:c="8"/></text:span><text:span text:style-name="OrgSrcRainbowDelimitersDepth1Face"><text:span text:style-name="T1">)</text:span></text:span><text:span text:style-name="T1">;</text:span></text:p>
      <text:p text:style-name="OrgSrcBlock"><text:span text:style-name="T1"><text:s text:c="4"/></text:span><text:span text:style-name="OrgSrcFontLockKeywordFace"><text:span text:style-name="T1">END</text:span></text:span><text:span text:style-name="T1"> IF;</text:span></text:p>
      <text:p text:style-name="OrgSrcBlock"><text:span text:style-name="OrgSrcFontLockKeywordFace"><text:span text:style-name="T1">END</text:span></text:span><text:span text:style-name="T1">;</text:span></text:p>
      <text:p text:style-name="P5">%%</text:p>
      <text:h text:style-name="P3" text:outline-level="2"><text:bookmark-start text:name="OrgXref.org323656c"/><text:bookmark text:name="org323656c"/>before_insert_integrante <text:bookmark-end text:name="OrgXref.org323656c"/></text:h>
      <text:p text:style-name="P6">Evita que se inserten integrantes con salario negativo antes de la inserción. </text:p>
      <text:list xml:id="list185839894189989" text:style-name="OrgBulletedList">
        <text:list-item>
          <text:p text:style-name="P7">Autor: [Nombre del Autor] </text:p>
        </text:list-item>
      </text:list>
      <text:p text:style-name="P4">DELIMITER %%</text:p>
      <text:p text:style-name="OrgSrcBlock"><text:span text:style-name="OrgSrcFontLockKeywordFace"><text:span text:style-name="T1">DROP</text:span></text:span><text:span text:style-name="T1"> </text:span><text:span text:style-name="OrgSrcFontLockKeywordFace"><text:span text:style-name="T1">TRIGGER</text:span></text:span><text:span text:style-name="T1"> </text:span><text:span text:style-name="OrgSrcFontLockFunctionNameFace"><text:span text:style-name="T1">IF</text:span></text:span><text:span text:style-name="T1"> </text:span><text:span text:style-name="OrgSrcFontLockKeywordFace"><text:span text:style-name="T1">EXISTS</text:span></text:span><text:span text:style-name="T1"> before_insert_integrante %%</text:span>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TRIGGER</text:span></text:span><text:span text:style-name="T1"> </text:span><text:span text:style-name="OrgSrcFontLockFunctionNameFace"><text:span text:style-name="T1">before_insert_integrante</text:span></text:span></text:p>
      <text:p text:style-name="OrgSrcBlock"><text:span text:style-name="OrgSrcFontLockKeywordFace"><text:span text:style-name="T1">AFTER</text:span></text:span><text:span text:style-name="T1"> </text:span><text:span text:style-name="OrgSrcFontLockKeywordFace"><text:span text:style-name="T1">INSERT</text:span></text:span></text:p>
      <text:p text:style-name="OrgSrcBlock"><text:span text:style-name="OrgSrcFontLockKeywordFace"><text:span text:style-name="T1">ON</text:span></text:span><text:span text:style-name="T1"> integrante </text:span><text:span text:style-name="OrgSrcFontLockKeywordFace"><text:span text:style-name="T1">FOR</text:span></text:span><text:span text:style-name="T1"> </text:span><text:span text:style-name="OrgSrcFontLockKeywordFace"><text:span text:style-name="T1">EACH</text:span></text:span><text:span text:style-name="T1"> </text:span><text:span text:style-name="OrgSrcFontLockTypeFace"><text:span text:style-name="T1">ROW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IF </text:span><text:span text:style-name="OrgSrcFontLockKeywordFace"><text:span text:style-name="T1">NEW</text:span></text:span><text:span text:style-name="T1">.integrante_salario &lt; 0 </text:span><text:span text:style-name="OrgSrcFontLockKeywordFace"><text:span text:style-name="T1">THEN</text:span></text:span></text:p>
      <text:p text:style-name="OrgSrcBlock"><text:span text:style-name="T1"><text:s text:c="8"/>SIGNAL </text:span><text:span text:style-name="OrgSrcFontLockKeywordFace"><text:span text:style-name="T1">SQLSTATE</text:span></text:span><text:span text:style-name="T1"> </text:span><text:span text:style-name="OrgSrcFontLockStringFace"><text:span text:style-name="T1">'45000'</text:span></text:span></text:p>
      <text:p text:style-name="OrgSrcBlock"><text:span text:style-name="T1"><text:s text:c="8"/></text:span><text:span text:style-name="OrgSrcFontLockKeywordFace"><text:span text:style-name="T1">SET</text:span></text:span><text:span text:style-name="T1"> </text:span><text:span text:style-name="OrgSrcFontLockKeywordFace"><text:span text:style-name="T1">MESSAGE_TEXT</text:span></text:span><text:span text:style-name="T1"> = </text:span><text:span text:style-name="OrgSrcFontLockStringFace"><text:span text:style-name="T1">'El salario debe ser mayor a 0'</text:span></text:span><text:span text:style-name="T1">;</text:span></text:p>
      <text:p text:style-name="OrgSrcBlock"><text:span text:style-name="T1"><text:s text:c="4"/></text:span><text:span text:style-name="OrgSrcFontLockKeywordFace"><text:span text:style-name="T1">END</text:span></text:span><text:span text:style-name="T1"> IF;</text:span></text:p>
      <text:p text:style-name="OrgSrcBlock"><text:span text:style-name="OrgSrcFontLockKeywordFace"><text:span text:style-name="T1">END</text:span></text:span><text:span text:style-name="T1">;</text:span></text:p>
      <text:p text:style-name="P5">%%</text:p>
      <text:h text:style-name="P3" text:outline-level="2"><text:bookmark-start text:name="OrgXref.org384c042"/><text:bookmark text:name="org384c042"/>after_insert_integrante <text:bookmark-end text:name="OrgXref.org384c042"/></text:h>
      <text:p text:style-name="P6">Agrega el salario de un integrante al historial después de insertar un nuevo integrante. </text:p>
      <text:list xml:id="list185838945983408" text:style-name="OrgBulletedList">
        <text:list-item>
          <text:p text:style-name="P7">Autor: Luis Eduardo Galindo Amaya </text:p>
        </text:list-item>
      </text:list>
      <text:p text:style-name="P4">DELIMITER %%</text:p>
      <text:p text:style-name="OrgSrcBlock"><text:span text:style-name="OrgSrcFontLockKeywordFace"><text:span text:style-name="T1">DROP</text:span></text:span><text:span text:style-name="T1"> </text:span><text:span text:style-name="OrgSrcFontLockKeywordFace"><text:span text:style-name="T1">TRIGGER</text:span></text:span><text:span text:style-name="T1"> </text:span><text:span text:style-name="OrgSrcFontLockFunctionNameFace"><text:span text:style-name="T1">IF</text:span></text:span><text:span text:style-name="T1"> </text:span><text:span text:style-name="OrgSrcFontLockKeywordFace"><text:span text:style-name="T1">EXISTS</text:span></text:span><text:span text:style-name="T1"> after_insert_integrante %%</text:span>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TRIGGER</text:span></text:span><text:span text:style-name="T1"> </text:span><text:span text:style-name="OrgSrcFontLockFunctionNameFace"><text:span text:style-name="T1">after_insert_integrante</text:span></text:span></text:p>
      <text:p text:style-name="OrgSrcBlock"><text:span text:style-name="OrgSrcFontLockKeywordFace"><text:span text:style-name="T1">AFTER</text:span></text:span><text:span text:style-name="T1"> </text:span><text:span text:style-name="OrgSrcFontLockKeywordFace"><text:span text:style-name="T1">INSERT</text:span></text:span></text:p>
      <text:p text:style-name="OrgSrcBlock"><text:span text:style-name="OrgSrcFontLockKeywordFace"><text:span text:style-name="T1">ON</text:span></text:span><text:span text:style-name="T1"> integrante </text:span><text:span text:style-name="OrgSrcFontLockKeywordFace"><text:span text:style-name="T1">FOR</text:span></text:span><text:span text:style-name="T1"> </text:span><text:span text:style-name="OrgSrcFontLockKeywordFace"><text:span text:style-name="T1">EACH</text:span></text:span><text:span text:style-name="T1"> </text:span><text:span text:style-name="OrgSrcFontLockTypeFace"><text:span text:style-name="T1">ROW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</text:span><text:span text:style-name="OrgSrcFontLockKeywordFace"><text:span text:style-name="T1">INSERT</text:span></text:span><text:span text:style-name="T1"> </text:span><text:span text:style-name="OrgSrcFontLockKeywordFace"><text:span text:style-name="T1">INTO</text:span></text:span><text:span text:style-name="T1"> historial_salario </text:span><text:span text:style-name="OrgSrcRainbowDelimitersDepth1Face"><text:span text:style-name="T1">(</text:span></text:span></text:p>
      <text:p text:style-name="P4"><text:s text:c="8"/>historial_salario_anterior,</text:p>
      <text:p text:style-name="P4"><text:s text:c="8"/>historial_salario_siguiente,</text:p>
      <text:p text:style-name="P4"><text:s text:c="8"/>id_integrante</text:p>
      <text:p text:style-name="OrgSrcBlock"><text:span text:style-name="T1"><text:s text:c="4"/></text:span><text:span text:style-name="OrgSrcRainbowDelimitersDepth1Face"><text:span text:style-name="T1">)</text:span></text:span></text:p>
      <text:p text:style-name="OrgSrcBlock"><text:span text:style-name="T1"><text:s text:c="4"/></text:span><text:span text:style-name="OrgSrcFontLockKeywordFace"><text:span text:style-name="T1">VALUES</text:span></text:span><text:span text:style-name="T1"> </text:span><text:span text:style-name="OrgSrcRainbowDelimitersDepth1Face"><text:span text:style-name="T1">(</text:span></text:span></text:p>
      <text:p text:style-name="P4"><text:s text:c="8"/>0,</text:p>
      <text:p text:style-name="OrgSrcBlock"><text:span text:style-name="T1"><text:s text:c="8"/></text:span><text:span text:style-name="OrgSrcFontLockKeywordFace"><text:span text:style-name="T1">NEW</text:span></text:span><text:span text:style-name="T1">.integrante_salario,</text:span></text:p>
      <text:p text:style-name="OrgSrcBlock"><text:span text:style-name="T1"><text:s text:c="8"/></text:span><text:span text:style-name="OrgSrcFontLockKeywordFace"><text:span text:style-name="T1">NEW</text:span></text:span><text:span text:style-name="T1">.id_integrante</text:span></text:p>
      <text:p text:style-name="OrgSrcBlock"><text:span text:style-name="T1"><text:s text:c="4"/></text:span><text:span text:style-name="OrgSrcRainbowDelimitersDepth1Face"><text:span text:style-name="T1">)</text:span></text:span><text:span text:style-name="T1">;</text:span></text:p>
      <text:p text:style-name="OrgSrcBlock"><text:span text:style-name="OrgSrcFontLockKeywordFace"><text:span text:style-name="T1">END</text:span></text:span><text:span text:style-name="T1"> </text:span></text:p>
      <text:p text:style-name="P5"><text:soft-page-break/>%%</text:p>
      <text:h text:style-name="P3" text:outline-level="2"><text:bookmark-start text:name="OrgXref.org138cd3a"/><text:bookmark text:name="org138cd3a"/>before_delete_tarea <text:bookmark-end text:name="OrgXref.org138cd3a"/></text:h>
      <text:p text:style-name="P6">Evita que se eliminen tareas que ya han sido completadas antes de la eliminación. </text:p>
      <text:list xml:id="list185838331348123" text:style-name="OrgBulletedList">
        <text:list-item>
          <text:p text:style-name="P7">Autor: Hector Miguel Macias Baltazar </text:p>
        </text:list-item>
      </text:list>
      <text:p text:style-name="P4">DELIMITER %%</text:p>
      <text:p text:style-name="OrgSrcBlock"><text:span text:style-name="OrgSrcFontLockKeywordFace"><text:span text:style-name="T1">DROP</text:span></text:span><text:span text:style-name="T1"> </text:span><text:span text:style-name="OrgSrcFontLockKeywordFace"><text:span text:style-name="T1">TRIGGER</text:span></text:span><text:span text:style-name="T1"> </text:span><text:span text:style-name="OrgSrcFontLockFunctionNameFace"><text:span text:style-name="T1">IF</text:span></text:span><text:span text:style-name="T1"> </text:span><text:span text:style-name="OrgSrcFontLockKeywordFace"><text:span text:style-name="T1">EXISTS</text:span></text:span><text:span text:style-name="T1"> before_delete_tarea %%</text:span>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TRIGGER</text:span></text:span><text:span text:style-name="T1"> </text:span><text:span text:style-name="OrgSrcFontLockFunctionNameFace"><text:span text:style-name="T1">before_delete_tarea</text:span></text:span></text:p>
      <text:p text:style-name="OrgSrcBlock"><text:span text:style-name="OrgSrcFontLockKeywordFace"><text:span text:style-name="T1">BEFORE</text:span></text:span><text:span text:style-name="T1"> </text:span><text:span text:style-name="OrgSrcFontLockKeywordFace"><text:span text:style-name="T1">DELETE</text:span></text:span><text:span text:style-name="T1"> </text:span><text:span text:style-name="OrgSrcFontLockKeywordFace"><text:span text:style-name="T1">ON</text:span></text:span><text:span text:style-name="T1"> tarea</text:span></text:p>
      <text:p text:style-name="OrgSrcBlock"><text:span text:style-name="OrgSrcFontLockKeywordFace"><text:span text:style-name="T1">FOR</text:span></text:span><text:span text:style-name="T1"> </text:span><text:span text:style-name="OrgSrcFontLockKeywordFace"><text:span text:style-name="T1">EACH</text:span></text:span><text:span text:style-name="T1"> </text:span><text:span text:style-name="OrgSrcFontLockTypeFace"><text:span text:style-name="T1">ROW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IF </text:span><text:span text:style-name="OrgSrcFontLockKeywordFace"><text:span text:style-name="T1">OLD</text:span></text:span><text:span text:style-name="T1">.tarea_status = </text:span><text:span text:style-name="OrgSrcFontLockStringFace"><text:span text:style-name="T1">'COMPLETADO'</text:span></text:span><text:span text:style-name="T1"> </text:span><text:span text:style-name="OrgSrcFontLockKeywordFace"><text:span text:style-name="T1">THEN</text:span></text:span></text:p>
      <text:p text:style-name="OrgSrcBlock"><text:span text:style-name="T1"><text:s text:c="8"/>SIGNAL </text:span><text:span text:style-name="OrgSrcFontLockKeywordFace"><text:span text:style-name="T1">SQLSTATE</text:span></text:span><text:span text:style-name="T1"> </text:span><text:span text:style-name="OrgSrcFontLockStringFace"><text:span text:style-name="T1">'45000'</text:span></text:span></text:p>
      <text:p text:style-name="OrgSrcBlock"><text:span text:style-name="T1"><text:s text:c="8"/></text:span><text:span text:style-name="OrgSrcFontLockKeywordFace"><text:span text:style-name="T1">SET</text:span></text:span><text:span text:style-name="T1"> </text:span><text:span text:style-name="OrgSrcFontLockKeywordFace"><text:span text:style-name="T1">MESSAGE_TEXT</text:span></text:span><text:span text:style-name="T1"> = </text:span><text:span text:style-name="OrgSrcFontLockStringFace"><text:span text:style-name="T1">'No se puede eliminar una tarea completada'</text:span></text:span><text:span text:style-name="T1">;</text:span></text:p>
      <text:p text:style-name="OrgSrcBlock"><text:span text:style-name="T1"><text:s text:c="4"/></text:span><text:span text:style-name="OrgSrcFontLockKeywordFace"><text:span text:style-name="T1">END</text:span></text:span><text:span text:style-name="T1"> IF;</text:span></text:p>
      <text:p text:style-name="OrgSrcBlock"><text:span text:style-name="OrgSrcFontLockKeywordFace"><text:span text:style-name="T1">END</text:span></text:span><text:span text:style-name="T1">;</text:span></text:p>
      <text:p text:style-name="P5">%%</text:p>
      <text:h text:style-name="P3" text:outline-level="2"><text:bookmark-start text:name="OrgXref.orgd402447"/><text:bookmark text:name="orgd402447"/>after_delete_tarea <text:bookmark-end text:name="OrgXref.orgd402447"/></text:h>
      <text:p text:style-name="P6">Elimina las entradas del historial de prorrogas cuando se elimina su tarea asociada después de la eliminación. </text:p>
      <text:list xml:id="list185838590006500" text:style-name="OrgBulletedList">
        <text:list-item>
          <text:p text:style-name="P7">Autor: Hector Miguel Macias Baltazar </text:p>
        </text:list-item>
      </text:list>
      <text:p text:style-name="P4">DELIMITER %%</text:p>
      <text:p text:style-name="OrgSrcBlock"><text:span text:style-name="OrgSrcFontLockKeywordFace"><text:span text:style-name="T1">DROP</text:span></text:span><text:span text:style-name="T1"> </text:span><text:span text:style-name="OrgSrcFontLockKeywordFace"><text:span text:style-name="T1">TRIGGER</text:span></text:span><text:span text:style-name="T1"> </text:span><text:span text:style-name="OrgSrcFontLockFunctionNameFace"><text:span text:style-name="T1">IF</text:span></text:span><text:span text:style-name="T1"> </text:span><text:span text:style-name="OrgSrcFontLockKeywordFace"><text:span text:style-name="T1">EXISTS</text:span></text:span><text:span text:style-name="T1"> after_delete_tarea %%</text:span>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TRIGGER</text:span></text:span><text:span text:style-name="T1"> </text:span><text:span text:style-name="OrgSrcFontLockFunctionNameFace"><text:span text:style-name="T1">after_delete_tarea</text:span></text:span></text:p>
      <text:p text:style-name="OrgSrcBlock"><text:span text:style-name="OrgSrcFontLockKeywordFace"><text:span text:style-name="T1">AFTER</text:span></text:span><text:span text:style-name="T1"> </text:span><text:span text:style-name="OrgSrcFontLockKeywordFace"><text:span text:style-name="T1">DELETE</text:span></text:span><text:span text:style-name="T1"> </text:span></text:p>
      <text:p text:style-name="OrgSrcBlock"><text:span text:style-name="OrgSrcFontLockKeywordFace"><text:span text:style-name="T1">ON</text:span></text:span><text:span text:style-name="T1"> tarea </text:span><text:span text:style-name="OrgSrcFontLockKeywordFace"><text:span text:style-name="T1">FOR</text:span></text:span><text:span text:style-name="T1"> </text:span><text:span text:style-name="OrgSrcFontLockKeywordFace"><text:span text:style-name="T1">EACH</text:span></text:span><text:span text:style-name="T1"> </text:span><text:span text:style-name="OrgSrcFontLockTypeFace"><text:span text:style-name="T1">ROW</text:span></text:span></text:p>
      <text:p text:style-name="OrgSrcBlock"><text:span text:style-name="OrgSrcFontLockKeywordFace"><text:span text:style-name="T1">BEGIN</text:span></text:span></text:p>
      <text:p text:style-name="OrgSrcBlock"><text:span text:style-name="T1"><text:s text:c="4"/></text:span><text:span text:style-name="OrgSrcFontLockKeywordFace"><text:span text:style-name="T1">DELETE</text:span></text:span><text:span text:style-name="T1"> </text:span><text:span text:style-name="OrgSrcFontLockKeywordFace"><text:span text:style-name="T1">FROM</text:span></text:span><text:span text:style-name="T1"> historial_prorroga</text:span></text:p>
      <text:p text:style-name="OrgSrcBlock"><text:span text:style-name="T1"><text:s text:c="4"/></text:span><text:span text:style-name="OrgSrcFontLockKeywordFace"><text:span text:style-name="T1">WHERE</text:span></text:span><text:span text:style-name="T1"> tarea_id_tarea = </text:span><text:span text:style-name="OrgSrcFontLockKeywordFace"><text:span text:style-name="T1">OLD</text:span></text:span><text:span text:style-name="T1">.id_tarea;</text:span></text:p>
      <text:p text:style-name="OrgSrcBlock"><text:span text:style-name="OrgSrcFontLockKeywordFace"><text:span text:style-name="T1">END</text:span></text:span><text:span text:style-name="T1">;</text:span></text:p>
      <text:p text:style-name="P5">%%</text:p>
      <text:h text:style-name="P2" text:outline-level="1"><text:bookmark-start text:name="OrgXref.org4d518b6"/><text:bookmark text:name="org4d518b6"/>Vistas <text:bookmark-end text:name="OrgXref.org4d518b6"/></text:h>
      <text:h text:style-name="P3" text:outline-level="2"><text:bookmark-start text:name="OrgXref.org37f50f5"/><text:bookmark text:name="org37f50f5"/>Vista: vista_tareas_pendientes <text:bookmark-end text:name="OrgXref.org37f50f5"/></text:h>
      <text:p text:style-name="P6">Muestra las tareas pendientes junto con la información del integrante asignado. </text:p>
      <text:p text:style-name="OrgSrcBlock"><text:span text:style-name="OrgSrcFontLockCommentFace"><text:span text:style-name="T1">/*</text:span></text:span></text:p>
      <text:p text:style-name="OrgSrcBlock"><text:span text:style-name="OrgSrcFontLockCommentFace"><text:span text:style-name="T1"><text:s/>*</text:span></text:span></text:p>
      <text:p text:style-name="OrgSrcBlock"><text:span text:style-name="OrgSrcFontLockCommentFace"><text:span text:style-name="T1"><text:s/>* reunion natural</text:span></text:span></text:p>
      <text:p text:style-name="OrgSrcBlock"><text:span text:style-name="OrgSrcFontLockCommentFace"><text:span text:style-name="T1"><text:s/>*/</text:span></text:span>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OR</text:span></text:span><text:span text:style-name="T1"> REPLACE </text:span><text:span text:style-name="OrgSrcFontLockKeywordFace"><text:span text:style-name="T1">VIEW</text:span></text:span><text:span text:style-name="T1"> </text:span><text:span text:style-name="OrgSrcFontLockFunctionNameFace"><text:span text:style-name="T1">vista_tareas_pendientes</text:span></text:span><text:span text:style-name="T1"> </text:span><text:span text:style-name="OrgSrcFontLockKeywordFace"><text:span text:style-name="T1">AS</text:span></text:span></text:p>
      <text:p text:style-name="OrgSrcBlock"><text:span text:style-name="OrgSrcFontLockKeywordFace"><text:span text:style-name="T1">SELECT</text:span></text:span></text:p>
      <text:p text:style-name="P4"><text:s text:c="4"/>id_tarea,</text:p>
      <text:p text:style-name="P4"><text:s text:c="4"/>tarea_inicio,</text:p>
      <text:p text:style-name="P4"><text:s text:c="4"/>tarea_nombre,</text:p>
      <text:p text:style-name="P4"><text:s text:c="4"/>tarea_descripcion,</text:p>
      <text:p text:style-name="P4"><text:s text:c="4"/>tarea_duracion,</text:p>
      <text:p text:style-name="P4"><text:s text:c="4"/>tarea_status,</text:p>
      <text:p text:style-name="P4"><text:s text:c="4"/>integrante_nombre</text:p>
      <text:p text:style-name="OrgSrcBlock"><text:soft-page-break/><text:span text:style-name="OrgSrcFontLockKeywordFace"><text:span text:style-name="T1">FROM</text:span></text:span></text:p>
      <text:p text:style-name="P4"><text:s text:c="4"/>tarea</text:p>
      <text:p text:style-name="OrgSrcBlock"><text:span text:style-name="T1"><text:s text:c="4"/></text:span><text:span text:style-name="OrgSrcFontLockKeywordFace"><text:span text:style-name="T1">INNER</text:span></text:span><text:span text:style-name="T1"> </text:span><text:span text:style-name="OrgSrcFontLockKeywordFace"><text:span text:style-name="T1">JOIN</text:span></text:span><text:span text:style-name="T1"> integrante</text:span></text:p>
      <text:p text:style-name="OrgSrcBlock"><text:span text:style-name="T1"><text:s text:c="4"/></text:span><text:span text:style-name="OrgSrcFontLockKeywordFace"><text:span text:style-name="T1">ON</text:span></text:span><text:span text:style-name="T1"> integrante_id_integrante = id_integrante</text:span></text:p>
      <text:p text:style-name="OrgSrcBlock"><text:span text:style-name="OrgSrcFontLockKeywordFace"><text:span text:style-name="T1">WHERE</text:span></text:span></text:p>
      <text:p text:style-name="OrgSrcBlockLastLine"><text:span text:style-name="T1"><text:s text:c="4"/>tarea_status = </text:span><text:span text:style-name="OrgSrcFontLockStringFace"><text:span text:style-name="T1">'PENDIENTE'</text:span></text:span><text:span text:style-name="T1">;</text:span></text:p>
      <text:h text:style-name="P3" text:outline-level="2"><text:bookmark-start text:name="OrgXref.org8fde3eb"/><text:bookmark text:name="org8fde3eb"/>Vista: vista_tareas_canceladas <text:bookmark-end text:name="OrgXref.org8fde3eb"/></text:h>
      <text:p text:style-name="P6">Muestra las tareas canceladas junto con la información del integrante asignado. </text:p>
      <text:p text:style-name="OrgSrcBlock"><text:span text:style-name="OrgSrcFontLockCommentFace"><text:span text:style-name="T1">/*</text:span></text:span></text:p>
      <text:p text:style-name="OrgSrcBlock"><text:span text:style-name="OrgSrcFontLockCommentFace"><text:span text:style-name="T1"><text:s/>*</text:span></text:span></text:p>
      <text:p text:style-name="OrgSrcBlock"><text:span text:style-name="OrgSrcFontLockCommentFace"><text:span text:style-name="T1"><text:s/>* reunion derecha</text:span></text:span></text:p>
      <text:p text:style-name="OrgSrcBlock"><text:span text:style-name="OrgSrcFontLockCommentFace"><text:span text:style-name="T1"><text:s/>*/</text:span></text:span>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OR</text:span></text:span><text:span text:style-name="T1"> REPLACE </text:span><text:span text:style-name="OrgSrcFontLockKeywordFace"><text:span text:style-name="T1">VIEW</text:span></text:span><text:span text:style-name="T1"> </text:span><text:span text:style-name="OrgSrcFontLockFunctionNameFace"><text:span text:style-name="T1">vista_tareas_canceladas</text:span></text:span><text:span text:style-name="T1"> </text:span><text:span text:style-name="OrgSrcFontLockKeywordFace"><text:span text:style-name="T1">AS</text:span></text:span></text:p>
      <text:p text:style-name="OrgSrcBlock"><text:span text:style-name="OrgSrcFontLockKeywordFace"><text:span text:style-name="T1">SELECT</text:span></text:span></text:p>
      <text:p text:style-name="P4"><text:s text:c="4"/>id_tarea,</text:p>
      <text:p text:style-name="P4"><text:s text:c="4"/>tarea_inicio,</text:p>
      <text:p text:style-name="P4"><text:s text:c="4"/>tarea_nombre,</text:p>
      <text:p text:style-name="P4"><text:s text:c="4"/>tarea_descripcion,</text:p>
      <text:p text:style-name="P4"><text:s text:c="4"/>tarea_duracion,</text:p>
      <text:p text:style-name="P4"><text:s text:c="4"/>tarea_status,</text:p>
      <text:p text:style-name="P4"><text:s text:c="4"/>integrante_nombre</text:p>
      <text:p text:style-name="OrgSrcBlock"><text:span text:style-name="OrgSrcFontLockKeywordFace"><text:span text:style-name="T1">FROM</text:span></text:span></text:p>
      <text:p text:style-name="P4"><text:s text:c="4"/>integrante </text:p>
      <text:p text:style-name="OrgSrcBlock"><text:span text:style-name="T1"><text:s text:c="4"/></text:span><text:span text:style-name="OrgSrcFontLockKeywordFace"><text:span text:style-name="T1">RIGHT</text:span></text:span><text:span text:style-name="T1"> </text:span><text:span text:style-name="OrgSrcFontLockKeywordFace"><text:span text:style-name="T1">JOIN</text:span></text:span><text:span text:style-name="T1"> tarea </text:span></text:p>
      <text:p text:style-name="OrgSrcBlock"><text:span text:style-name="T1"><text:s text:c="4"/></text:span><text:span text:style-name="OrgSrcFontLockKeywordFace"><text:span text:style-name="T1">ON</text:span></text:span><text:span text:style-name="T1"> integrante_id_integrante = id_integrante</text:span></text:p>
      <text:p text:style-name="OrgSrcBlock"><text:span text:style-name="OrgSrcFontLockKeywordFace"><text:span text:style-name="T1">WHERE</text:span></text:span><text:span text:style-name="T1"> </text:span></text:p>
      <text:p text:style-name="OrgSrcBlockLastLine"><text:span text:style-name="T1"><text:s text:c="4"/>tarea_status = </text:span><text:span text:style-name="OrgSrcFontLockStringFace"><text:span text:style-name="T1">'CANCELADO'</text:span></text:span><text:span text:style-name="T1">;</text:span></text:p>
      <text:h text:style-name="P3" text:outline-level="2"><text:bookmark-start text:name="OrgXref.org06b9c5d"/><text:bookmark text:name="org06b9c5d"/>Vista: vista_tareas_status <text:bookmark-end text:name="OrgXref.org06b9c5d"/></text:h>
      <text:p text:style-name="P6">Muestra todas las tareas y sus estados, incluyendo las tareas completadas. </text:p>
      <text:p text:style-name="OrgSrcBlock"><text:span text:style-name="OrgSrcFontLockCommentFace"><text:span text:style-name="T1">/**</text:span></text:span></text:p>
      <text:p text:style-name="OrgSrcBlock"><text:span text:style-name="OrgSrcFontLockCommentFace"><text:span text:style-name="T1">left join</text:span></text:span></text:p>
      <text:p text:style-name="OrgSrcBlock"><text:span text:style-name="OrgSrcFontLockCommentFace"><text:span text:style-name="T1">*/</text:span></text:span>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OR</text:span></text:span><text:span text:style-name="T1"> REPLACE </text:span><text:span text:style-name="OrgSrcFontLockKeywordFace"><text:span text:style-name="T1">VIEW</text:span></text:span><text:span text:style-name="T1"> </text:span><text:span text:style-name="OrgSrcFontLockFunctionNameFace"><text:span text:style-name="T1">vista_tareas_status</text:span></text:span><text:span text:style-name="T1"> </text:span><text:span text:style-name="OrgSrcFontLockKeywordFace"><text:span text:style-name="T1">AS</text:span></text:span></text:p>
      <text:p text:style-name="OrgSrcBlock"><text:span text:style-name="OrgSrcFontLockKeywordFace"><text:span text:style-name="T1">SELECT</text:span></text:span></text:p>
      <text:p text:style-name="P4"><text:s text:c="4"/>*</text:p>
      <text:p text:style-name="OrgSrcBlock"><text:span text:style-name="OrgSrcFontLockKeywordFace"><text:span text:style-name="T1">FROM</text:span></text:span><text:span text:style-name="T1"> </text:span></text:p>
      <text:p text:style-name="P4"><text:s text:c="4"/>tarea </text:p>
      <text:p text:style-name="OrgSrcBlock"><text:span text:style-name="T1"><text:s text:c="4"/></text:span><text:span text:style-name="OrgSrcFontLockKeywordFace"><text:span text:style-name="T1">RIGHT</text:span></text:span><text:span text:style-name="T1"> </text:span><text:span text:style-name="OrgSrcFontLockKeywordFace"><text:span text:style-name="T1">JOIN</text:span></text:span><text:span text:style-name="T1"> tarea_completada</text:span></text:p>
      <text:p text:style-name="OrgSrcBlockLastLine"><text:span text:style-name="T1"><text:s text:c="4"/></text:span><text:span text:style-name="OrgSrcFontLockKeywordFace"><text:span text:style-name="T1">ON</text:span></text:span><text:span text:style-name="T1"> id_tarea_completa=id_tarea;</text:span></text:p>
      <text:h text:style-name="P3" text:outline-level="2"><text:bookmark-start text:name="OrgXref.org6a68211"/><text:bookmark text:name="org6a68211"/>Vista: equipos_tareas_view <text:bookmark-end text:name="OrgXref.org6a68211"/></text:h>
      <text:p text:style-name="P6">Muestra las tareas de cada equipo, incluyendo la información del equipo y la tarea. </text:p>
      <text:p text:style-name="OrgSrcBlock"><text:span text:style-name="OrgSrcFontLockKeywordFace"><text:span text:style-name="T1">CREATE</text:span></text:span><text:span text:style-name="T1"> </text:span><text:span text:style-name="OrgSrcFontLockKeywordFace"><text:span text:style-name="T1">VIEW</text:span></text:span><text:span text:style-name="T1"> </text:span><text:span text:style-name="OrgSrcFontLockFunctionNameFace"><text:span text:style-name="T1">equipos_tareas_view</text:span></text:span><text:span text:style-name="T1"> </text:span><text:span text:style-name="OrgSrcFontLockKeywordFace"><text:span text:style-name="T1">AS</text:span></text:span></text:p>
      <text:p text:style-name="OrgSrcBlock"><text:span text:style-name="OrgSrcFontLockKeywordFace"><text:span text:style-name="T1">SELECT</text:span></text:span></text:p>
      <text:p text:style-name="P4"><text:s text:c="4"/>e.id_equipo,</text:p>
      <text:p text:style-name="P4"><text:s text:c="4"/>e.equipo_nombre,</text:p>
      <text:p text:style-name="P4"><text:s text:c="4"/>t.id_tarea,</text:p>
      <text:p text:style-name="P4"><text:s text:c="4"/>t.tarea_nombre,</text:p>
      <text:p text:style-name="P4"><text:s text:c="4"/>t.tarea_descripcion,</text:p>
      <text:p text:style-name="P4"><text:s text:c="4"/>t.tarea_duracion,</text:p>
      <text:p text:style-name="P4"><text:s text:c="4"/>t.tarea_status</text:p>
      <text:p text:style-name="OrgSrcBlock"><text:soft-page-break/><text:span text:style-name="OrgSrcFontLockKeywordFace"><text:span text:style-name="T1">FROM</text:span></text:span><text:span text:style-name="T1"> equipo e</text:span></text:p>
      <text:p text:style-name="OrgSrcBlock"><text:span text:style-name="T1"><text:s text:c="4"/></text:span><text:span text:style-name="OrgSrcFontLockKeywordFace"><text:span text:style-name="T1">LEFT</text:span></text:span><text:span text:style-name="T1"> </text:span><text:span text:style-name="OrgSrcFontLockKeywordFace"><text:span text:style-name="T1">JOIN</text:span></text:span><text:span text:style-name="T1"> tarea t </text:span></text:p>
      <text:p text:style-name="OrgSrcBlock"><text:span text:style-name="T1"><text:s text:c="4"/></text:span><text:span text:style-name="OrgSrcFontLockKeywordFace"><text:span text:style-name="T1">ON</text:span></text:span><text:span text:style-name="T1"> e.id_equipo = t.equipo_id_equipo</text:span></text:p>
      <text:p text:style-name="P4"/>
      <text:p text:style-name="OrgSrcBlock"><text:span text:style-name="OrgSrcFontLockKeywordFace"><text:span text:style-name="T1">UNION</text:span></text:span></text:p>
      <text:p text:style-name="P4"/>
      <text:p text:style-name="OrgSrcBlock"><text:span text:style-name="OrgSrcFontLockKeywordFace"><text:span text:style-name="T1">SELECT</text:span></text:span></text:p>
      <text:p text:style-name="P4"><text:s text:c="4"/>e.id_equipo,</text:p>
      <text:p text:style-name="P4"><text:s text:c="4"/>e.equipo_nombre,</text:p>
      <text:p text:style-name="P4"><text:s text:c="4"/>t.id_tarea,</text:p>
      <text:p text:style-name="P4"><text:s text:c="4"/>t.tarea_nombre,</text:p>
      <text:p text:style-name="P4"><text:s text:c="4"/>t.tarea_descripcion,</text:p>
      <text:p text:style-name="P4"><text:s text:c="4"/>t.tarea_duracion,</text:p>
      <text:p text:style-name="P4"><text:s text:c="4"/>t.tarea_status</text:p>
      <text:p text:style-name="OrgSrcBlock"><text:span text:style-name="OrgSrcFontLockKeywordFace"><text:span text:style-name="T1">FROM</text:span></text:span><text:span text:style-name="T1"> tarea t</text:span></text:p>
      <text:p text:style-name="OrgSrcBlock"><text:span text:style-name="T1"><text:s text:c="4"/></text:span><text:span text:style-name="OrgSrcFontLockKeywordFace"><text:span text:style-name="T1">RIGHT</text:span></text:span><text:span text:style-name="T1"> </text:span><text:span text:style-name="OrgSrcFontLockKeywordFace"><text:span text:style-name="T1">JOIN</text:span></text:span><text:span text:style-name="T1"> equipo e </text:span></text:p>
      <text:p text:style-name="OrgSrcBlock"><text:span text:style-name="T1"><text:s text:c="4"/></text:span><text:span text:style-name="OrgSrcFontLockKeywordFace"><text:span text:style-name="T1">ON</text:span></text:span><text:span text:style-name="T1"> e.id_equipo = t.equipo_id_equipo</text:span></text:p>
      <text:p text:style-name="OrgSrcBlockLastLine"><text:span text:style-name="OrgSrcFontLockKeywordFace"><text:span text:style-name="T1">ORDER</text:span></text:span><text:span text:style-name="T1"> </text:span><text:span text:style-name="OrgSrcFontLockKeywordFace"><text:span text:style-name="T1">BY</text:span></text:span><text:span text:style-name="T1"> id_equipo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style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style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fafafa" draw:opacity="100%"/>
      <style:paragraph-properties fo:background-color="#fafafa" fo:padding="0.049cm" fo:border="0.51pt solid #000000" style:shadow="none"/>
      <style:text-properties fo:color="#2a2a2a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FontLockStringFace" style:family="text">
      <style:text-properties fo:color="#4f894c" loext:opacity="100%"/>
    </style:style>
    <style:style style:name="OrgSrcFontLockCommentFace" style:family="text">
      <style:text-properties fo:color="#b1b1b1" loext:opacity="100%"/>
    </style:style>
    <style:style style:name="OrgSrcFontLockCommentDelimiterFace" style:family="text">
      <style:text-properties fo:color="#b1b1b1" loext:opacity="100%"/>
    </style:style>
    <style:style style:name="OrgSrcRainbowDelimitersDepth3Face" style:family="text">
      <style:text-properties fo:color="#4f894c" loext:opacity="100%"/>
    </style:style>
    <style:style style:name="OrgSrcRainbowDelimitersDepth2Face" style:family="text">
      <style:text-properties fo:color="#97365b" loext:opacity="100%"/>
    </style:style>
    <style:style style:name="OrgSrcFontLockBuiltinFace" style:family="text">
      <style:text-properties fo:color="#29838d" loext:opacity="100%"/>
    </style:style>
    <style:style style:name="OrgSrcFontLockTypeFace" style:family="text">
      <style:text-properties fo:color="#9a7500" loext:opacity="100%"/>
    </style:style>
    <style:style style:name="OrgSrcRainbowDelimitersDepth1Face" style:family="text">
      <style:text-properties fo:color="#3b6ea8" loext:opacity="100%"/>
    </style:style>
    <style:style style:name="OrgSrcFontLockFunctionNameFace" style:family="text">
      <style:text-properties fo:color="#29838d" loext:opacity="100%"/>
    </style:style>
    <style:style style:name="OrgSrcFontLockKeywordFace" style:family="text">
      <style:text-properties fo:color="#3b6ea8" loext:opacity="100%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635cm" text:min-label-width="0.635cm" text:min-label-distance="0.101cm" fo:text-align="end"/>
      </text:list-level-style-number>
      <text:list-level-style-number text:level="2" loext:num-list-format="%2%" style:num-format="1">
        <style:list-level-properties text:space-before="1.27cm" text:min-label-width="0.635cm" text:min-label-distance="0.101cm" fo:text-align="end"/>
      </text:list-level-style-number>
      <text:list-level-style-number text:level="3" loext:num-list-format="%3%" style:num-format="1">
        <style:list-level-properties text:space-before="1.905cm" text:min-label-width="0.635cm" text:min-label-distance="0.101cm" fo:text-align="end"/>
      </text:list-level-style-number>
      <text:list-level-style-number text:level="4" loext:num-list-format="%4%" style:num-format="1">
        <style:list-level-properties text:space-before="2.54cm" text:min-label-width="0.635cm" text:min-label-distance="0.101cm" fo:text-align="end"/>
      </text:list-level-style-number>
      <text:list-level-style-number text:level="5" loext:num-list-format="%5%" style:num-format="1">
        <style:list-level-properties text:space-before="3.175cm" text:min-label-width="0.635cm" text:min-label-distance="0.101cm" fo:text-align="end"/>
      </text:list-level-style-number>
      <text:list-level-style-number text:level="6" loext:num-list-format="%6%" style:num-format="1">
        <style:list-level-properties text:space-before="3.81cm" text:min-label-width="0.635cm" text:min-label-distance="0.101cm" fo:text-align="end"/>
      </text:list-level-style-number>
      <text:list-level-style-number text:level="7" loext:num-list-format="%7%" style:num-format="1">
        <style:list-level-properties text:space-before="4.445cm" text:min-label-width="0.635cm" text:min-label-distance="0.101cm" fo:text-align="end"/>
      </text:list-level-style-number>
      <text:list-level-style-number text:level="8" loext:num-list-format="%8%" style:num-format="1">
        <style:list-level-properties text:space-before="5.08cm" text:min-label-width="0.635cm" text:min-label-distance="0.101cm" fo:text-align="end"/>
      </text:list-level-style-number>
      <text:list-level-style-number text:level="9" loext:num-list-format="%9%" style:num-format="1">
        <style:list-level-properties text:space-before="5.715cm" text:min-label-width="0.635cm" text:min-label-distance="0.101cm" fo:text-align="end"/>
      </text:list-level-style-number>
      <text:list-level-style-number text:level="10" loext:num-list-format="%10%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alindo</meta:initial-creator>
    <dc:date>2023-12-01T18:59:40.817228508</dc:date>
    <meta:creation-date>2023-12-01T18:58:32</meta:creation-date>
    <meta:generator>LibreOffice/7.3.7.2$Linux_X86_64 LibreOffice_project/30$Build-2</meta:generator>
    <meta:keyword/>
    <dc:subject/>
    <dc:title>proyecto</dc:title>
    <meta:editing-duration>PT1M3S</meta:editing-duration>
    <meta:editing-cycles>1</meta:editing-cycles>
    <meta:document-statistic meta:table-count="0" meta:image-count="0" meta:object-count="0" meta:page-count="11" meta:paragraph-count="505" meta:word-count="1404" meta:character-count="11957" meta:non-whitespace-character-count="9417"/>
  </office:meta>
</office:document-meta>
</file>